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0.9217in"/>
    </style:style>
    <style:style style:name="co4" style:family="table-column">
      <style:table-column-properties fo:break-before="auto" style:column-width="1.0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 style:data-style-name="N132"/>
    <style:style style:name="ce13" style:family="table-cell" style:parent-style-name="Default" style:data-style-name="N132">
      <style:table-cell-properties fo:background-color="#00a933"/>
    </style:style>
    <style:style style:name="ce6" style:family="table-cell" style:parent-style-name="Default" style:data-style-name="N132">
      <style:table-cell-properties fo:background-color="#ffff00"/>
    </style:style>
    <style:style style:name="ce7" style:family="table-cell" style:parent-style-name="Default">
      <style:table-cell-properties fo:background-color="#ff0000"/>
    </style:style>
    <style:style style:name="ce17" style:family="table-cell" style:parent-style-name="Default">
      <style:table-cell-properties fo:background-color="#ff0000"/>
      <style:text-properties fo:color="#c9211e"/>
    </style:style>
    <style:style style:name="ce18" style:family="table-cell" style:parent-style-name="Default" style:data-style-name="N132">
      <style:table-cell-properties fo:background-color="#ff0000"/>
    </style:style>
    <style:style style:name="ce19" style:family="table-cell" style:parent-style-name="Default" style:data-style-name="N132">
      <style:table-cell-properties fo:background-color="#ff0000"/>
      <style:text-properties fo:color="#ff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Adding One State" draw:style-name="gr1" draw:text-style-name="P1" svg:width="5.7878in" svg:height="4.1437in" svg:x="0in" svg:y="19.2445in">
            <draw:object draw:notify-on-update-of-ranges="Sheet1.A8:Sheet1.A106 Sheet1.B8:Sheet1.B106 Sheet1.A8:Sheet1.A106 Sheet1.C8:Sheet1.C10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One State Adding</svg:title>
          </draw:frame>
          <draw:frame draw:z-index="1" draw:style-name="gr1" draw:text-style-name="P1" svg:width="5.9575in" svg:height="3.3492in" svg:x="4.9358in" svg:y="20.0008in">
            <draw:object draw:notify-on-update-of-ranges="Sheet1.E8:Sheet1.E106 Sheet1.F8:Sheet1.F106 Sheet1.E8:Sheet1.E106 Sheet1.G8:Sheet1.G10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09in" svg:x="10.9173in" svg:y="19.7035in">
            <draw:object draw:notify-on-update-of-ranges="Sheet1.I8:Sheet1.I106 Sheet1.J8:Sheet1.J106 Sheet1.I8:Sheet1.I106 Sheet1.K8:Sheet1.K10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5.639in" svg:height="4.2469in" svg:x="0in" svg:y="23.585in">
            <draw:object draw:notify-on-update-of-ranges="Sheet1.M8:Sheet1.M106 Sheet1.N8:Sheet1.N106 Sheet1.M8:Sheet1.M106 Sheet1.O8:Sheet1.O10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5"/>
        <table:table-column table:style-name="co2" table:default-cell-style-name="ce5"/>
        <table:table-column table:style-name="co1" table:default-cell-style-name="Default"/>
        <table:table-column table:style-name="co3" table:default-cell-style-name="ce2"/>
        <table:table-column table:style-name="co4" table:default-cell-style-name="ce5"/>
        <table:table-column table:style-name="co1" table:number-columns-repeated="2" table:default-cell-style-name="ce5"/>
        <table:table-column table:style-name="co1" table:default-cell-style-name="ce2"/>
        <table:table-column table:style-name="co1" table:number-columns-repeated="2" table:default-cell-style-name="ce5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5"/>
        <table:table-row table:style-name="ro1">
          <table:table-cell table:style-name="Default"/>
          <table:table-cell table:style-name="Default" office:value-type="string" calcext:value-type="string">
            <text:p>TetR&gt;=90</text:p>
          </table:table-cell>
          <table:table-cell table:style-name="Default" office:value-type="string" calcext:value-type="string">
            <text:p>Control:</text:p>
          </table:table-cell>
          <table:table-cell office:value-type="float" office:value="0.86429" calcext:value-type="float">
            <text:p>0.86429</text:p>
          </table:table-cell>
          <table:table-cell table:style-name="Default" table:number-columns-repeated="7"/>
          <table:table-cell/>
          <table:table-cell table:style-name="Default" table:number-columns-repeated="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7"/>
          <table:table-cell/>
          <table:table-cell table:style-name="Default" table:number-columns-repeated="3"/>
        </table:table-row>
        <table:table-row table:style-name="ro1">
          <table:table-cell table:style-name="ce8" office:value-type="string" calcext:value-type="string" table:number-columns-spanned="3" table:number-rows-spanned="3">
            <text:p>0, x, 100</text:p>
          </table:table-cell>
          <table:covered-table-cell table:number-columns-repeated="2" table:style-name="Default"/>
          <table:table-cell/>
          <table:table-cell table:style-name="ce8" office:value-type="string" calcext:value-type="string" table:number-columns-spanned="3" table:number-rows-spanned="3">
            <text:p>0, x, 90, 100</text:p>
          </table:table-cell>
          <table:covered-table-cell table:number-columns-repeated="2" table:style-name="Default"/>
          <table:table-cell table:style-name="Default"/>
          <table:table-cell table:style-name="ce8" office:value-type="string" calcext:value-type="string" table:number-columns-spanned="3" table:number-rows-spanned="3">
            <text:p>0, x, 89, 100</text:p>
          </table:table-cell>
          <table:covered-table-cell table:number-columns-repeated="2" table:style-name="Default"/>
          <table:table-cell/>
          <table:table-cell table:style-name="ce8" office:value-type="string" calcext:value-type="string" table:number-columns-spanned="3" table:number-rows-spanned="3">
            <text:p>0, x, point of variation, 100</text:p>
          </table:table-cell>
          <table:covered-table-cell table:number-columns-repeated="2" table:style-name="Default"/>
        </table:table-row>
        <table:table-row table:style-name="ro1">
          <table:covered-table-cell table:number-columns-repeated="3" table:style-name="Default"/>
          <table:table-cell/>
          <table:covered-table-cell table:number-columns-repeated="3" table:style-name="Default"/>
          <table:table-cell table:style-name="Default"/>
          <table:covered-table-cell table:number-columns-repeated="3" table:style-name="Default"/>
          <table:table-cell/>
          <table:covered-table-cell table:number-columns-repeated="3" table:style-name="Default"/>
        </table:table-row>
        <table:table-row table:style-name="ro1">
          <table:covered-table-cell table:number-columns-repeated="3" table:style-name="Default"/>
          <table:table-cell/>
          <table:covered-table-cell table:number-columns-repeated="3" table:style-name="Default"/>
          <table:table-cell table:style-name="Default"/>
          <table:covered-table-cell table:number-columns-repeated="3" table:style-name="Default"/>
          <table:table-cell/>
          <table:covered-table-cell table:number-columns-repeated="3" table:style-name="Default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7"/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1 added state</text:p>
          </table:table-cell>
          <table:table-cell table:style-name="Default"/>
          <table:table-cell table:style-name="Default" office:value-type="string" calcext:value-type="string">
            <text:p>Ceska</text:p>
          </table:table-cell>
          <table:table-cell/>
          <table:table-cell table:style-name="Default" office:value-type="string" calcext:value-type="string">
            <text:p>2, one at 90</text:p>
          </table:table-cell>
          <table:table-cell table:style-name="Default"/>
          <table:table-cell table:style-name="Default" office:value-type="string" calcext:value-type="string">
            <text:p>Ceska</text:p>
          </table:table-cell>
          <table:table-cell table:style-name="Default"/>
          <table:table-cell table:style-name="Default" office:value-type="string" calcext:value-type="string">
            <text:p>2, one at 89</text:p>
          </table:table-cell>
          <table:table-cell table:style-name="Default"/>
          <table:table-cell table:style-name="Default" office:value-type="string" calcext:value-type="string">
            <text:p>Ceska</text:p>
          </table:table-cell>
          <table:table-cell/>
          <table:table-cell table:style-name="Default" office:value-type="string" calcext:value-type="string">
            <text:p>2, one at 67</text:p>
          </table:table-cell>
          <table:table-cell table:style-name="Default"/>
          <table:table-cell table:style-name="Default" office:value-type="string" calcext:value-type="string">
            <text:p>Ceska, at 79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0.999986023874705" calcext:value-type="float">
            <text:p>0.99999</text:p>
          </table:table-cell>
          <table:table-cell office:value-type="float" office:value="0.569226916256871" calcext:value-type="float">
            <text:p>0.56923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0.999987376175046" calcext:value-type="float">
            <text:p>0.99999</text:p>
          </table:table-cell>
          <table:table-cell office:value-type="float" office:value="0.685427840606185" calcext:value-type="float">
            <text:p>0.68543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0.957956490080744" calcext:value-type="float">
            <text:p>0.95796</text:p>
          </table:table-cell>
          <table:table-cell office:value-type="float" office:value="0.520536339668004" calcext:value-type="float">
            <text:p>0.52054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0.844930235962135" calcext:value-type="float">
            <text:p>0.84493</text:p>
          </table:table-cell>
          <table:table-cell office:value-type="float" office:value="0.501909692402081" calcext:value-type="float">
            <text:p>0.501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99990795208145" calcext:value-type="float">
            <text:p>0.99999</text:p>
          </table:table-cell>
          <table:table-cell office:value-type="float" office:value="0.569227250028197" calcext:value-type="float">
            <text:p>0.569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99991814334943" calcext:value-type="float">
            <text:p>0.99999</text:p>
          </table:table-cell>
          <table:table-cell office:value-type="float" office:value="0.685429291226281" calcext:value-type="float">
            <text:p>0.685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57829682105593" calcext:value-type="float">
            <text:p>0.95783</text:p>
          </table:table-cell>
          <table:table-cell office:value-type="float" office:value="0.520531224918785" calcext:value-type="float">
            <text:p>0.520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44726481176077" calcext:value-type="float">
            <text:p>0.84473</text:p>
          </table:table-cell>
          <table:table-cell office:value-type="float" office:value="0.501907597504064" calcext:value-type="float">
            <text:p>0.501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99991428170847" calcext:value-type="float">
            <text:p>0.99999</text:p>
          </table:table-cell>
          <table:table-cell office:value-type="float" office:value="0.569223655609581" calcext:value-type="float">
            <text:p>0.5692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99992277191478" calcext:value-type="float">
            <text:p>0.99999</text:p>
          </table:table-cell>
          <table:table-cell office:value-type="float" office:value="0.685431205717157" calcext:value-type="float">
            <text:p>0.6854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57620250418723" calcext:value-type="float">
            <text:p>0.95762</text:p>
          </table:table-cell>
          <table:table-cell office:value-type="float" office:value="0.520526241439538" calcext:value-type="float">
            <text:p>0.520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44393451669511" calcext:value-type="float">
            <text:p>0.84439</text:p>
          </table:table-cell>
          <table:table-cell office:value-type="float" office:value="0.501904065158255" calcext:value-type="float">
            <text:p>0.501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99990962982006" calcext:value-type="float">
            <text:p>0.99999</text:p>
          </table:table-cell>
          <table:table-cell office:value-type="float" office:value="0.569219543990789" calcext:value-type="float">
            <text:p>0.5692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99991896722397" calcext:value-type="float">
            <text:p>0.99999</text:p>
          </table:table-cell>
          <table:table-cell office:value-type="float" office:value="0.685435359907034" calcext:value-type="float">
            <text:p>0.685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57328768268057" calcext:value-type="float">
            <text:p>0.95733</text:p>
          </table:table-cell>
          <table:table-cell office:value-type="float" office:value="0.520519612147212" calcext:value-type="float">
            <text:p>0.5205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43935875894995" calcext:value-type="float">
            <text:p>0.84394</text:p>
          </table:table-cell>
          <table:table-cell office:value-type="float" office:value="0.501898490808084" calcext:value-type="float">
            <text:p>0.501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99990148585462" calcext:value-type="float">
            <text:p>0.99999</text:p>
          </table:table-cell>
          <table:table-cell office:value-type="float" office:value="0.56921530801398" calcext:value-type="float">
            <text:p>0.5692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99991173285698" calcext:value-type="float">
            <text:p>0.99999</text:p>
          </table:table-cell>
          <table:table-cell office:value-type="float" office:value="0.685439122835574" calcext:value-type="float">
            <text:p>0.6854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56954954887816" calcext:value-type="float">
            <text:p>0.95695</text:p>
          </table:table-cell>
          <table:table-cell office:value-type="float" office:value="0.520507693343265" calcext:value-type="float">
            <text:p>0.5205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843358006347273" calcext:value-type="float">
            <text:p>0.84336</text:p>
          </table:table-cell>
          <table:table-cell office:value-type="float" office:value="0.501892395637508" calcext:value-type="float">
            <text:p>0.501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99986868358457" calcext:value-type="float">
            <text:p>0.99999</text:p>
          </table:table-cell>
          <table:table-cell office:value-type="float" office:value="0.569208322107283" calcext:value-type="float">
            <text:p>0.5692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99988344285108" calcext:value-type="float">
            <text:p>0.99999</text:p>
          </table:table-cell>
          <table:table-cell office:value-type="float" office:value="0.685446463139066" calcext:value-type="float">
            <text:p>0.685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56497689765769" calcext:value-type="float">
            <text:p>0.95650</text:p>
          </table:table-cell>
          <table:table-cell office:value-type="float" office:value="0.520494285933986" calcext:value-type="float">
            <text:p>0.5204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842663691234986" calcext:value-type="float">
            <text:p>0.84266</text:p>
          </table:table-cell>
          <table:table-cell office:value-type="float" office:value="0.501881966106383" calcext:value-type="float">
            <text:p>0.501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99983072557706" calcext:value-type="float">
            <text:p>0.99998</text:p>
          </table:table-cell>
          <table:table-cell office:value-type="float" office:value="0.569198969813224" calcext:value-type="float">
            <text:p>0.569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99984941655334" calcext:value-type="float">
            <text:p>0.99998</text:p>
          </table:table-cell>
          <table:table-cell office:value-type="float" office:value="0.68545693796625" calcext:value-type="float">
            <text:p>0.6854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55955051919617" calcext:value-type="float">
            <text:p>0.95596</text:p>
          </table:table-cell>
          <table:table-cell office:value-type="float" office:value="0.520473868807639" calcext:value-type="float">
            <text:p>0.5204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841856462019792" calcext:value-type="float">
            <text:p>0.84186</text:p>
          </table:table-cell>
          <table:table-cell office:value-type="float" office:value="0.501869769001629" calcext:value-type="float">
            <text:p>0.501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99978882067742" calcext:value-type="float">
            <text:p>0.99998</text:p>
          </table:table-cell>
          <table:table-cell office:value-type="float" office:value="0.569187626483923" calcext:value-type="float">
            <text:p>0.5691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99981189658329" calcext:value-type="float">
            <text:p>0.99998</text:p>
          </table:table-cell>
          <table:table-cell office:value-type="float" office:value="0.685467893763174" calcext:value-type="float">
            <text:p>0.6854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55324296384086" calcext:value-type="float">
            <text:p>0.95532</text:p>
          </table:table-cell>
          <table:table-cell office:value-type="float" office:value="0.520448357400826" calcext:value-type="float">
            <text:p>0.520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40939536064211" calcext:value-type="float">
            <text:p>0.84094</text:p>
          </table:table-cell>
          <table:table-cell office:value-type="float" office:value="0.501853029374038" calcext:value-type="float">
            <text:p>0.501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99974128794039" calcext:value-type="float">
            <text:p>0.99997</text:p>
          </table:table-cell>
          <table:table-cell office:value-type="float" office:value="0.569171642262204" calcext:value-type="float">
            <text:p>0.5691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99977031858897" calcext:value-type="float">
            <text:p>0.99998</text:p>
          </table:table-cell>
          <table:table-cell office:value-type="float" office:value="0.685483262743465" calcext:value-type="float">
            <text:p>0.6854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5460175706731" calcext:value-type="float">
            <text:p>0.95460</text:p>
          </table:table-cell>
          <table:table-cell office:value-type="float" office:value="0.520415923811053" calcext:value-type="float">
            <text:p>0.5204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839915947138735" calcext:value-type="float">
            <text:p>0.83992</text:p>
          </table:table-cell>
          <table:table-cell office:value-type="float" office:value="0.501832143930428" calcext:value-type="float">
            <text:p>0.501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99968868622002" calcext:value-type="float">
            <text:p>0.99997</text:p>
          </table:table-cell>
          <table:table-cell office:value-type="float" office:value="0.56915437737959" calcext:value-type="float">
            <text:p>0.569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99972381170056" calcext:value-type="float">
            <text:p>0.99997</text:p>
          </table:table-cell>
          <table:table-cell office:value-type="float" office:value="0.685500355307288" calcext:value-type="float">
            <text:p>0.685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53782880184081" calcext:value-type="float">
            <text:p>0.95378</text:p>
          </table:table-cell>
          <table:table-cell office:value-type="float" office:value="0.520376575276341" calcext:value-type="float">
            <text:p>0.5203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3878861032413" calcext:value-type="float">
            <text:p>0.83879</text:p>
          </table:table-cell>
          <table:table-cell office:value-type="float" office:value="0.501806412859893" calcext:value-type="float">
            <text:p>0.501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999632577161" calcext:value-type="float">
            <text:p>0.99996</text:p>
          </table:table-cell>
          <table:table-cell office:value-type="float" office:value="0.569130142819124" calcext:value-type="float">
            <text:p>0.5691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99967381383064" calcext:value-type="float">
            <text:p>0.99997</text:p>
          </table:table-cell>
          <table:table-cell office:value-type="float" office:value="0.685523060830235" calcext:value-type="float">
            <text:p>0.6855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52862115560997" calcext:value-type="float">
            <text:p>0.95286</text:p>
          </table:table-cell>
          <table:table-cell office:value-type="float" office:value="0.520328437546149" calcext:value-type="float">
            <text:p>0.5203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837560260432897" calcext:value-type="float">
            <text:p>0.83756</text:p>
          </table:table-cell>
          <table:table-cell office:value-type="float" office:value="0.501775109014363" calcext:value-type="float">
            <text:p>0.501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99957177088613" calcext:value-type="float">
            <text:p>0.99996</text:p>
          </table:table-cell>
          <table:table-cell office:value-type="float" office:value="0.569105264712022" calcext:value-type="float">
            <text:p>0.569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99962035792526" calcext:value-type="float">
            <text:p>0.99996</text:p>
          </table:table-cell>
          <table:table-cell office:value-type="float" office:value="0.685548632715676" calcext:value-type="float">
            <text:p>0.6855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5183275739622" calcext:value-type="float">
            <text:p>0.95183</text:p>
          </table:table-cell>
          <table:table-cell office:value-type="float" office:value="0.520271446735056" calcext:value-type="float">
            <text:p>0.5202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83623374800623" calcext:value-type="float">
            <text:p>0.83623</text:p>
          </table:table-cell>
          <table:table-cell office:value-type="float" office:value="0.501738508162827" calcext:value-type="float">
            <text:p>0.501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99950634536059" calcext:value-type="float">
            <text:p>0.99995</text:p>
          </table:table-cell>
          <table:table-cell office:value-type="float" office:value="0.569070993382198" calcext:value-type="float">
            <text:p>0.5690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9995633061593" calcext:value-type="float">
            <text:p>0.99996</text:p>
          </table:table-cell>
          <table:table-cell office:value-type="float" office:value="0.68557868798803" calcext:value-type="float">
            <text:p>0.6855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50686895158669" calcext:value-type="float">
            <text:p>0.95069</text:p>
          </table:table-cell>
          <table:table-cell office:value-type="float" office:value="0.520201786340896" calcext:value-type="float">
            <text:p>0.5202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834811794181107" calcext:value-type="float">
            <text:p>0.83481</text:p>
          </table:table-cell>
          <table:table-cell office:value-type="float" office:value="0.501693654760154" calcext:value-type="float">
            <text:p>0.501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99943726535097" calcext:value-type="float">
            <text:p>0.99994</text:p>
          </table:table-cell>
          <table:table-cell office:value-type="float" office:value="0.569033595248163" calcext:value-type="float">
            <text:p>0.5690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99950242777503" calcext:value-type="float">
            <text:p>0.99995</text:p>
          </table:table-cell>
          <table:table-cell office:value-type="float" office:value="0.685614794334075" calcext:value-type="float">
            <text:p>0.6856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49415134130803" calcext:value-type="float">
            <text:p>0.94942</text:p>
          </table:table-cell>
          <table:table-cell office:value-type="float" office:value="0.520123011697065" calcext:value-type="float">
            <text:p>0.5201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83329726107048" calcext:value-type="float">
            <text:p>0.83330</text:p>
          </table:table-cell>
          <table:table-cell office:value-type="float" office:value="0.501641769886135" calcext:value-type="float">
            <text:p>0.501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99936434076685" calcext:value-type="float">
            <text:p>0.99994</text:p>
          </table:table-cell>
          <table:table-cell office:value-type="float" office:value="0.568990264954919" calcext:value-type="float">
            <text:p>0.5689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999943984526415" calcext:value-type="float">
            <text:p>0.99994</text:p>
          </table:table-cell>
          <table:table-cell office:value-type="float" office:value="0.685656265992828" calcext:value-type="float">
            <text:p>0.6856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948006612029888" calcext:value-type="float">
            <text:p>0.94801</text:p>
          </table:table-cell>
          <table:table-cell office:value-type="float" office:value="0.520029331355482" calcext:value-type="float">
            <text:p>0.5200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831693186820366" calcext:value-type="float">
            <text:p>0.83169</text:p>
          </table:table-cell>
          <table:table-cell office:value-type="float" office:value="0.501582924002336" calcext:value-type="float">
            <text:p>0.501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99928845301739" calcext:value-type="float">
            <text:p>0.99993</text:p>
          </table:table-cell>
          <table:table-cell office:value-type="float" office:value="0.568941162671825" calcext:value-type="float">
            <text:p>0.5689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99937268023707" calcext:value-type="float">
            <text:p>0.99994</text:p>
          </table:table-cell>
          <table:table-cell office:value-type="float" office:value="0.68570236004197" calcext:value-type="float">
            <text:p>0.6857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46448492169715" calcext:value-type="float">
            <text:p>0.94645</text:p>
          </table:table-cell>
          <table:table-cell office:value-type="float" office:value="0.519924154412073" calcext:value-type="float">
            <text:p>0.5199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830002601156881" calcext:value-type="float">
            <text:p>0.83000</text:p>
          </table:table-cell>
          <table:table-cell office:value-type="float" office:value="0.501513931687093" calcext:value-type="float">
            <text:p>0.501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99920783733639" calcext:value-type="float">
            <text:p>0.99992</text:p>
          </table:table-cell>
          <table:table-cell office:value-type="float" office:value="0.568886389909473" calcext:value-type="float">
            <text:p>0.5688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99930412814348" calcext:value-type="float">
            <text:p>0.99993</text:p>
          </table:table-cell>
          <table:table-cell office:value-type="float" office:value="0.685756634302045" calcext:value-type="float">
            <text:p>0.6857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44726175426868" calcext:value-type="float">
            <text:p>0.94473</text:p>
          </table:table-cell>
          <table:table-cell office:value-type="float" office:value="0.519803387889889" calcext:value-type="float">
            <text:p>0.5198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828229135218739" calcext:value-type="float">
            <text:p>0.82823</text:p>
          </table:table-cell>
          <table:table-cell office:value-type="float" office:value="0.501436775097427" calcext:value-type="float">
            <text:p>0.501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99912575351114" calcext:value-type="float">
            <text:p>0.99991</text:p>
          </table:table-cell>
          <table:table-cell office:value-type="float" office:value="0.568819988936508" calcext:value-type="float">
            <text:p>0.5688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99923241314326" calcext:value-type="float">
            <text:p>0.99992</text:p>
          </table:table-cell>
          <table:table-cell office:value-type="float" office:value="0.685813808812366" calcext:value-type="float">
            <text:p>0.6858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42822920875604" calcext:value-type="float">
            <text:p>0.94282</text:p>
          </table:table-cell>
          <table:table-cell office:value-type="float" office:value="0.519668388236907" calcext:value-type="float">
            <text:p>0.5196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826376437317746" calcext:value-type="float">
            <text:p>0.82638</text:p>
          </table:table-cell>
          <table:table-cell office:value-type="float" office:value="0.501349091150663" calcext:value-type="float">
            <text:p>0.501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99900634028275" calcext:value-type="float">
            <text:p>0.99990</text:p>
          </table:table-cell>
          <table:table-cell office:value-type="float" office:value="0.568747946160514" calcext:value-type="float">
            <text:p>0.5687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9991580895206" calcext:value-type="float">
            <text:p>0.99992</text:p>
          </table:table-cell>
          <table:table-cell office:value-type="float" office:value="0.685879455639705" calcext:value-type="float">
            <text:p>0.6858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40720670894009" calcext:value-type="float">
            <text:p>0.94072</text:p>
          </table:table-cell>
          <table:table-cell office:value-type="float" office:value="0.519514882429973" calcext:value-type="float">
            <text:p>0.5195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824448519803642" calcext:value-type="float">
            <text:p>0.82445</text:p>
          </table:table-cell>
          <table:table-cell office:value-type="float" office:value="0.501249462282132" calcext:value-type="float">
            <text:p>0.501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99794196738707" calcext:value-type="float">
            <text:p>0.99979</text:p>
          </table:table-cell>
          <table:table-cell office:value-type="float" office:value="0.568667118473759" calcext:value-type="float">
            <text:p>0.5686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99908299748742" calcext:value-type="float">
            <text:p>0.99991</text:p>
          </table:table-cell>
          <table:table-cell office:value-type="float" office:value="0.685952421768741" calcext:value-type="float">
            <text:p>0.6859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38400607369553" calcext:value-type="float">
            <text:p>0.93840</text:p>
          </table:table-cell>
          <table:table-cell office:value-type="float" office:value="0.519343934121215" calcext:value-type="float">
            <text:p>0.5193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822450207243694" calcext:value-type="float">
            <text:p>0.82245</text:p>
          </table:table-cell>
          <table:table-cell office:value-type="float" office:value="0.501139376766784" calcext:value-type="float">
            <text:p>0.501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99594662126498" calcext:value-type="float">
            <text:p>0.99959</text:p>
          </table:table-cell>
          <table:table-cell office:value-type="float" office:value="0.568577339421964" calcext:value-type="float">
            <text:p>0.5685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999869309064177" calcext:value-type="float">
            <text:p>0.99987</text:p>
          </table:table-cell>
          <table:table-cell office:value-type="float" office:value="0.686031504349119" calcext:value-type="float">
            <text:p>0.6860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93584378738051" calcext:value-type="float">
            <text:p>0.93584</text:p>
          </table:table-cell>
          <table:table-cell office:value-type="float" office:value="0.519152873940217" calcext:value-type="float">
            <text:p>0.5191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820386427864943" calcext:value-type="float">
            <text:p>0.82039</text:p>
          </table:table-cell>
          <table:table-cell office:value-type="float" office:value="0.501017094829154" calcext:value-type="float">
            <text:p>0.5010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99267663563276" calcext:value-type="float">
            <text:p>0.99927</text:p>
          </table:table-cell>
          <table:table-cell office:value-type="float" office:value="0.568475285580026" calcext:value-type="float">
            <text:p>0.5684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999746702132112" calcext:value-type="float">
            <text:p>0.99975</text:p>
          </table:table-cell>
          <table:table-cell office:value-type="float" office:value="0.686117465822793" calcext:value-type="float">
            <text:p>0.6861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933033448730812" calcext:value-type="float">
            <text:p>0.93303</text:p>
          </table:table-cell>
          <table:table-cell office:value-type="float" office:value="0.518942443592539" calcext:value-type="float">
            <text:p>0.5189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818263111028437" calcext:value-type="float">
            <text:p>0.81826</text:p>
          </table:table-cell>
          <table:table-cell office:value-type="float" office:value="0.500881619880359" calcext:value-type="float">
            <text:p>0.500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98769045601652" calcext:value-type="float">
            <text:p>0.99877</text:p>
          </table:table-cell>
          <table:table-cell office:value-type="float" office:value="0.568363571906799" calcext:value-type="float">
            <text:p>0.5683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999547163847281" calcext:value-type="float">
            <text:p>0.99955</text:p>
          </table:table-cell>
          <table:table-cell office:value-type="float" office:value="0.686210984318783" calcext:value-type="float">
            <text:p>0.6862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929955336697639" calcext:value-type="float">
            <text:p>0.92996</text:p>
          </table:table-cell>
          <table:table-cell office:value-type="float" office:value="0.518707823910822" calcext:value-type="float">
            <text:p>0.5187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816086808346037" calcext:value-type="float">
            <text:p>0.81609</text:p>
          </table:table-cell>
          <table:table-cell office:value-type="float" office:value="0.500731847345667" calcext:value-type="float">
            <text:p>0.500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98053281870472" calcext:value-type="float">
            <text:p>0.99805</text:p>
          </table:table-cell>
          <table:table-cell office:value-type="float" office:value="0.568241605057687" calcext:value-type="float">
            <text:p>0.5682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999243869956738" calcext:value-type="float">
            <text:p>0.99924</text:p>
          </table:table-cell>
          <table:table-cell office:value-type="float" office:value="0.686310304477983" calcext:value-type="float">
            <text:p>0.6863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926599881513647" calcext:value-type="float">
            <text:p>0.92660</text:p>
          </table:table-cell>
          <table:table-cell office:value-type="float" office:value="0.518451186716233" calcext:value-type="float">
            <text:p>0.5184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813864723504683" calcext:value-type="float">
            <text:p>0.81386</text:p>
          </table:table-cell>
          <table:table-cell office:value-type="float" office:value="0.500567324824623" calcext:value-type="float">
            <text:p>0.5005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9707662411034" calcext:value-type="float">
            <text:p>0.99708</text:p>
          </table:table-cell>
          <table:table-cell office:value-type="float" office:value="0.568102756191431" calcext:value-type="float">
            <text:p>0.5681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998808711202114" calcext:value-type="float">
            <text:p>0.99881</text:p>
          </table:table-cell>
          <table:table-cell office:value-type="float" office:value="0.686419990327109" calcext:value-type="float">
            <text:p>0.6864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922962317177142" calcext:value-type="float">
            <text:p>0.92296</text:p>
          </table:table-cell>
          <table:table-cell office:value-type="float" office:value="0.518169059507879" calcext:value-type="float">
            <text:p>0.5181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811605415705786" calcext:value-type="float">
            <text:p>0.81161</text:p>
          </table:table-cell>
          <table:table-cell office:value-type="float" office:value="0.500386349458485" calcext:value-type="float">
            <text:p>0.5003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95800318204772" calcext:value-type="float">
            <text:p>0.99580</text:p>
          </table:table-cell>
          <table:table-cell office:value-type="float" office:value="0.567955082574965" calcext:value-type="float">
            <text:p>0.5679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998214162831673" calcext:value-type="float">
            <text:p>0.99821</text:p>
          </table:table-cell>
          <table:table-cell office:value-type="float" office:value="0.6865335854706" calcext:value-type="float">
            <text:p>0.6865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91904339037341" calcext:value-type="float">
            <text:p>0.91904</text:p>
          </table:table-cell>
          <table:table-cell office:value-type="float" office:value="0.517859548130663" calcext:value-type="float">
            <text:p>0.5178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809318240386404" calcext:value-type="float">
            <text:p>0.80932</text:p>
          </table:table-cell>
          <table:table-cell office:value-type="float" office:value="0.500188946300556" calcext:value-type="float">
            <text:p>0.5001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94192388948377" calcext:value-type="float">
            <text:p>0.99419</text:p>
          </table:table-cell>
          <table:table-cell office:value-type="float" office:value="0.56778867209973" calcext:value-type="float">
            <text:p>0.5677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9974350788016" calcext:value-type="float">
            <text:p>0.99744</text:p>
          </table:table-cell>
          <table:table-cell office:value-type="float" office:value="0.686657306304294" calcext:value-type="float">
            <text:p>0.6866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914849908916293" calcext:value-type="float">
            <text:p>0.91485</text:p>
          </table:table-cell>
          <table:table-cell office:value-type="float" office:value="0.517522301478993" calcext:value-type="float">
            <text:p>0.5175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807013854717244" calcext:value-type="float">
            <text:p>0.80701</text:p>
          </table:table-cell>
          <table:table-cell office:value-type="float" office:value="0.499973770992057" calcext:value-type="float">
            <text:p>0.4999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92229681585834" calcext:value-type="float">
            <text:p>0.99223</text:p>
          </table:table-cell>
          <table:table-cell office:value-type="float" office:value="0.567608196504522" calcext:value-type="float">
            <text:p>0.5676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996450276740534" calcext:value-type="float">
            <text:p>0.99645</text:p>
          </table:table-cell>
          <table:table-cell office:value-type="float" office:value="0.686786298934505" calcext:value-type="float">
            <text:p>0.6867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910394177768995" calcext:value-type="float">
            <text:p>0.91039</text:p>
          </table:table-cell>
          <table:table-cell office:value-type="float" office:value="0.517154807782451" calcext:value-type="float">
            <text:p>0.5171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804703635012734" calcext:value-type="float">
            <text:p>0.80470</text:p>
          </table:table-cell>
          <table:table-cell office:value-type="float" office:value="0.499740054182707" calcext:value-type="float">
            <text:p>0.4997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89897716107336" calcext:value-type="float">
            <text:p>0.98990</text:p>
          </table:table-cell>
          <table:table-cell office:value-type="float" office:value="0.56740928818585" calcext:value-type="float">
            <text:p>0.5674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995243574216971" calcext:value-type="float">
            <text:p>0.99524</text:p>
          </table:table-cell>
          <table:table-cell office:value-type="float" office:value="0.686921883298844" calcext:value-type="float">
            <text:p>0.6869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905694003775214" calcext:value-type="float">
            <text:p>0.90569</text:p>
          </table:table-cell>
          <table:table-cell office:value-type="float" office:value="0.516754310443002" calcext:value-type="float">
            <text:p>0.5167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802400538783593" calcext:value-type="float">
            <text:p>0.80240</text:p>
          </table:table-cell>
          <table:table-cell office:value-type="float" office:value="0.499484673273424" calcext:value-type="float">
            <text:p>0.499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87191636595142" calcext:value-type="float">
            <text:p>0.98719</text:p>
          </table:table-cell>
          <table:table-cell office:value-type="float" office:value="0.567193163749227" calcext:value-type="float">
            <text:p>0.5671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993804592314764" calcext:value-type="float">
            <text:p>0.99380</text:p>
          </table:table-cell>
          <table:table-cell office:value-type="float" office:value="0.687062811856336" calcext:value-type="float">
            <text:p>0.6870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90077035532527" calcext:value-type="float">
            <text:p>0.90077</text:p>
          </table:table-cell>
          <table:table-cell office:value-type="float" office:value="0.516317614856978" calcext:value-type="float">
            <text:p>0.5163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800118003799024" calcext:value-type="float">
            <text:p>0.80012</text:p>
          </table:table-cell>
          <table:table-cell office:value-type="float" office:value="0.499208942167487" calcext:value-type="float">
            <text:p>0.499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84115340480804" calcext:value-type="float">
            <text:p>0.98412</text:p>
          </table:table-cell>
          <table:table-cell office:value-type="float" office:value="0.566954966898517" calcext:value-type="float">
            <text:p>0.5669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992128448464487" calcext:value-type="float">
            <text:p>0.99213</text:p>
          </table:table-cell>
          <table:table-cell office:value-type="float" office:value="0.687209630131154" calcext:value-type="float">
            <text:p>0.6872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895648640320982" calcext:value-type="float">
            <text:p>0.89565</text:p>
          </table:table-cell>
          <table:table-cell office:value-type="float" office:value="0.515846555294615" calcext:value-type="float">
            <text:p>0.5158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797870996311806" calcext:value-type="float">
            <text:p>0.79787</text:p>
          </table:table-cell>
          <table:table-cell office:value-type="float" office:value="0.498910738026957" calcext:value-type="float">
            <text:p>0.498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80679523154982" calcext:value-type="float">
            <text:p>0.98068</text:p>
          </table:table-cell>
          <table:table-cell office:value-type="float" office:value="0.566695388859723" calcext:value-type="float">
            <text:p>0.5667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990216274551469" calcext:value-type="float">
            <text:p>0.99022</text:p>
          </table:table-cell>
          <table:table-cell office:value-type="float" office:value="0.687362396519685" calcext:value-type="float">
            <text:p>0.6873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890357536639708" calcext:value-type="float">
            <text:p>0.89036</text:p>
          </table:table-cell>
          <table:table-cell office:value-type="float" office:value="0.515333644366527" calcext:value-type="float">
            <text:p>0.5153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795674518134233" calcext:value-type="float">
            <text:p>0.79567</text:p>
          </table:table-cell>
          <table:table-cell office:value-type="float" office:value="0.498588339575724" calcext:value-type="float">
            <text:p>0.4985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7690279649203" calcext:value-type="float">
            <text:p>0.97690</text:p>
          </table:table-cell>
          <table:table-cell office:value-type="float" office:value="0.5664147194533" calcext:value-type="float">
            <text:p>0.5664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98807484116698" calcext:value-type="float">
            <text:p>0.98807</text:p>
          </table:table-cell>
          <table:table-cell office:value-type="float" office:value="0.687516431067726" calcext:value-type="float">
            <text:p>0.6875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8849261202877" calcext:value-type="float">
            <text:p>0.88493</text:p>
          </table:table-cell>
          <table:table-cell office:value-type="float" office:value="0.514779725806414" calcext:value-type="float">
            <text:p>0.5147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793545101781884" calcext:value-type="float">
            <text:p>0.79355</text:p>
          </table:table-cell>
          <table:table-cell office:value-type="float" office:value="0.498240323177308" calcext:value-type="float">
            <text:p>0.4982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7280816738554" calcext:value-type="float">
            <text:p>0.97281</text:p>
          </table:table-cell>
          <table:table-cell office:value-type="float" office:value="0.566104245883293" calcext:value-type="float">
            <text:p>0.5661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985715104291913" calcext:value-type="float">
            <text:p>0.98572</text:p>
          </table:table-cell>
          <table:table-cell office:value-type="float" office:value="0.687674955370082" calcext:value-type="float">
            <text:p>0.6876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879387209860795" calcext:value-type="float">
            <text:p>0.87939</text:p>
          </table:table-cell>
          <table:table-cell office:value-type="float" office:value="0.514181698403676" calcext:value-type="float">
            <text:p>0.5141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791498734449535" calcext:value-type="float">
            <text:p>0.79150</text:p>
          </table:table-cell>
          <table:table-cell office:value-type="float" office:value="0.497864686948266" calcext:value-type="float">
            <text:p>0.4978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68423983926454" calcext:value-type="float">
            <text:p>0.96842</text:p>
          </table:table-cell>
          <table:table-cell office:value-type="float" office:value="0.565769222281565" calcext:value-type="float">
            <text:p>0.5657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983153341195255" calcext:value-type="float">
            <text:p>0.98315</text:p>
          </table:table-cell>
          <table:table-cell office:value-type="float" office:value="0.687834138068523" calcext:value-type="float">
            <text:p>0.6878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873771748364372" calcext:value-type="float">
            <text:p>0.87377</text:p>
          </table:table-cell>
          <table:table-cell office:value-type="float" office:value="0.513534045028511" calcext:value-type="float">
            <text:p>0.5135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789552810821782" calcext:value-type="float">
            <text:p>0.78955</text:p>
          </table:table-cell>
          <table:table-cell office:value-type="float" office:value="0.497461362633573" calcext:value-type="float">
            <text:p>0.4974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63781054801137" calcext:value-type="float">
            <text:p>0.96378</text:p>
          </table:table-cell>
          <table:table-cell office:value-type="float" office:value="0.565400220295032" calcext:value-type="float">
            <text:p>0.5654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980408200399097" calcext:value-type="float">
            <text:p>0.98041</text:p>
          </table:table-cell>
          <table:table-cell office:value-type="float" office:value="0.687993835401336" calcext:value-type="float">
            <text:p>0.6879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868111758149844" calcext:value-type="float">
            <text:p>0.86811</text:p>
          </table:table-cell>
          <table:table-cell office:value-type="float" office:value="0.512837918818052" calcext:value-type="float">
            <text:p>0.5128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787724186625836" calcext:value-type="float">
            <text:p>0.78772</text:p>
          </table:table-cell>
          <table:table-cell office:value-type="float" office:value="0.497027868474205" calcext:value-type="float">
            <text:p>0.4970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58912073663789" calcext:value-type="float">
            <text:p>0.95891</text:p>
          </table:table-cell>
          <table:table-cell office:value-type="float" office:value="0.564998625322707" calcext:value-type="float">
            <text:p>0.5650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977501584767736" calcext:value-type="float">
            <text:p>0.97750</text:p>
          </table:table-cell>
          <table:table-cell office:value-type="float" office:value="0.688150802296761" calcext:value-type="float">
            <text:p>0.68815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13" office:value-type="float" office:value="0.86243922446715" calcext:value-type="float">
            <text:p>0.86244</text:p>
          </table:table-cell>
          <table:table-cell office:value-type="float" office:value="0.512084976005225" calcext:value-type="float">
            <text:p>0.5120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786029700435069" calcext:value-type="float">
            <text:p>0.78603</text:p>
          </table:table-cell>
          <table:table-cell office:value-type="float" office:value="0.496561502922816" calcext:value-type="float">
            <text:p>0.4965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53851546098021" calcext:value-type="float">
            <text:p>0.95385</text:p>
          </table:table-cell>
          <table:table-cell office:value-type="float" office:value="0.564559729914661" calcext:value-type="float">
            <text:p>0.5645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974457751141121" calcext:value-type="float">
            <text:p>0.97446</text:p>
          </table:table-cell>
          <table:table-cell office:value-type="float" office:value="0.688301151114674" calcext:value-type="float">
            <text:p>0.6883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856783121004125" calcext:value-type="float">
            <text:p>0.85678</text:p>
          </table:table-cell>
          <table:table-cell office:value-type="float" office:value="0.511276821782368" calcext:value-type="float">
            <text:p>0.5112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784486948163773" calcext:value-type="float">
            <text:p>0.78449</text:p>
          </table:table-cell>
          <table:table-cell office:value-type="float" office:value="0.496062625009339" calcext:value-type="float">
            <text:p>0.496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48634294936962" calcext:value-type="float">
            <text:p>0.94863</text:p>
          </table:table-cell>
          <table:table-cell office:value-type="float" office:value="0.564083590514567" calcext:value-type="float">
            <text:p>0.5640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971301180158486" calcext:value-type="float">
            <text:p>0.97130</text:p>
          </table:table-cell>
          <table:table-cell office:value-type="float" office:value="0.688443748819745" calcext:value-type="float">
            <text:p>0.6884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851175070512104" calcext:value-type="float">
            <text:p>0.85118</text:p>
          </table:table-cell>
          <table:table-cell office:value-type="float" office:value="0.510405525789939" calcext:value-type="float">
            <text:p>0.5104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783112134659207" calcext:value-type="float">
            <text:p>0.78311</text:p>
          </table:table-cell>
          <table:table-cell office:value-type="float" office:value="0.495529163819267" calcext:value-type="float">
            <text:p>0.4955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43295734123763" calcext:value-type="float">
            <text:p>0.94330</text:p>
          </table:table-cell>
          <table:table-cell office:value-type="float" office:value="0.563558605457117" calcext:value-type="float">
            <text:p>0.5635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968059446312358" calcext:value-type="float">
            <text:p>0.96806</text:p>
          </table:table-cell>
          <table:table-cell office:value-type="float" office:value="0.688576625065961" calcext:value-type="float">
            <text:p>0.6885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845642232911311" calcext:value-type="float">
            <text:p>0.84564</text:p>
          </table:table-cell>
          <table:table-cell office:value-type="float" office:value="0.509471402629655" calcext:value-type="float">
            <text:p>0.5094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78192189913235" calcext:value-type="float">
            <text:p>0.78192</text:p>
          </table:table-cell>
          <table:table-cell office:value-type="float" office:value="0.494958455448822" calcext:value-type="float">
            <text:p>0.4949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937868447842534" calcext:value-type="float">
            <text:p>0.93787</text:p>
          </table:table-cell>
          <table:table-cell office:value-type="float" office:value="0.562989143885199" calcext:value-type="float">
            <text:p>0.5629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96475874097272" calcext:value-type="float">
            <text:p>0.96476</text:p>
          </table:table-cell>
          <table:table-cell office:value-type="float" office:value="0.688694299392739" calcext:value-type="float">
            <text:p>0.6886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840210485650784" calcext:value-type="float">
            <text:p>0.84021</text:p>
          </table:table-cell>
          <table:table-cell office:value-type="float" office:value="0.508468805550072" calcext:value-type="float">
            <text:p>0.5084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78093241417284" calcext:value-type="float">
            <text:p>0.78093</text:p>
          </table:table-cell>
          <table:table-cell office:value-type="float" office:value="0.494350796002266" calcext:value-type="float">
            <text:p>0.4943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932385550772729" calcext:value-type="float">
            <text:p>0.93239</text:p>
          </table:table-cell>
          <table:table-cell office:value-type="float" office:value="0.562364720900352" calcext:value-type="float">
            <text:p>0.5623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9614253240407" calcext:value-type="float">
            <text:p>0.96143</text:p>
          </table:table-cell>
          <table:table-cell office:value-type="float" office:value="0.688789974722052" calcext:value-type="float">
            <text:p>0.6887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834907168556861" calcext:value-type="float">
            <text:p>0.83491</text:p>
          </table:table-cell>
          <table:table-cell office:value-type="float" office:value="0.507393221640194" calcext:value-type="float">
            <text:p>0.5073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780159103644074" calcext:value-type="float">
            <text:p>0.78016</text:p>
          </table:table-cell>
          <table:table-cell office:value-type="float" office:value="0.493703468401188" calcext:value-type="float">
            <text:p>0.4937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926879636631727" calcext:value-type="float">
            <text:p>0.92688</text:p>
          </table:table-cell>
          <table:table-cell office:value-type="float" office:value="0.561682816881795" calcext:value-type="float">
            <text:p>0.5616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958087086341181" calcext:value-type="float">
            <text:p>0.95809</text:p>
          </table:table-cell>
          <table:table-cell office:value-type="float" office:value="0.688863632099764" calcext:value-type="float">
            <text:p>0.6888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829754504838584" calcext:value-type="float">
            <text:p>0.82975</text:p>
          </table:table-cell>
          <table:table-cell office:value-type="float" office:value="0.506243353052144" calcext:value-type="float">
            <text:p>0.5062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779616650538228" calcext:value-type="float">
            <text:p>0.77962</text:p>
          </table:table-cell>
          <table:table-cell office:value-type="float" office:value="0.493016443794434" calcext:value-type="float">
            <text:p>0.4930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921379288778739" calcext:value-type="float">
            <text:p>0.92138</text:p>
          </table:table-cell>
          <table:table-cell office:value-type="float" office:value="0.560936888049379" calcext:value-type="float">
            <text:p>0.5609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954769065329848" calcext:value-type="float">
            <text:p>0.95477</text:p>
          </table:table-cell>
          <table:table-cell office:value-type="float" office:value="0.688903459198591" calcext:value-type="float">
            <text:p>0.6889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824776040845993" calcext:value-type="float">
            <text:p>0.82478</text:p>
          </table:table-cell>
          <table:table-cell office:value-type="float" office:value="0.505016807841003" calcext:value-type="float">
            <text:p>0.5050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779319021234179" calcext:value-type="float">
            <text:p>0.77932</text:p>
          </table:table-cell>
          <table:table-cell office:value-type="float" office:value="0.492289392448399" calcext:value-type="float">
            <text:p>0.4922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15915456937408" calcext:value-type="float">
            <text:p>0.91592</text:p>
          </table:table-cell>
          <table:table-cell office:value-type="float" office:value="0.560119836076338" calcext:value-type="float">
            <text:p>0.5601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95149742297129" calcext:value-type="float">
            <text:p>0.95150</text:p>
          </table:table-cell>
          <table:table-cell office:value-type="float" office:value="0.688906045581492" calcext:value-type="float">
            <text:p>0.6889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819992855799008" calcext:value-type="float">
            <text:p>0.81999</text:p>
          </table:table-cell>
          <table:table-cell office:value-type="float" office:value="0.503709496341253" calcext:value-type="float">
            <text:p>0.50371</text:p>
          </table:table-cell>
          <table:table-cell/>
          <table:table-cell office:value-type="float" office:value="45" calcext:value-type="float">
            <text:p>45</text:p>
          </table:table-cell>
          <table:table-cell table:style-name="ce6" office:value-type="float" office:value="0.779279203989394" calcext:value-type="float">
            <text:p>0.77928</text:p>
          </table:table-cell>
          <table:table-cell office:value-type="float" office:value="0.491523232886293" calcext:value-type="float">
            <text:p>0.4915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910513642400572" calcext:value-type="float">
            <text:p>0.91051</text:p>
          </table:table-cell>
          <table:table-cell office:value-type="float" office:value="0.559226736884911" calcext:value-type="float">
            <text:p>0.5592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948296786405771" calcext:value-type="float">
            <text:p>0.94830</text:p>
          </table:table-cell>
          <table:table-cell office:value-type="float" office:value="0.688866459747602" calcext:value-type="float">
            <text:p>0.6888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815423501059395" calcext:value-type="float">
            <text:p>0.81542</text:p>
          </table:table-cell>
          <table:table-cell office:value-type="float" office:value="0.502321917110865" calcext:value-type="float">
            <text:p>0.5023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779509608000851" calcext:value-type="float">
            <text:p>0.77951</text:p>
          </table:table-cell>
          <table:table-cell office:value-type="float" office:value="0.490719070078806" calcext:value-type="float">
            <text:p>0.4907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90519937257156" calcext:value-type="float">
            <text:p>0.90520</text:p>
          </table:table-cell>
          <table:table-cell office:value-type="float" office:value="0.558251309091987" calcext:value-type="float">
            <text:p>0.5582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945189964683302" calcext:value-type="float">
            <text:p>0.94519</text:p>
          </table:table-cell>
          <table:table-cell office:value-type="float" office:value="0.68877183047761" calcext:value-type="float">
            <text:p>0.6887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811087766325248" calcext:value-type="float">
            <text:p>0.81109</text:p>
          </table:table-cell>
          <table:table-cell office:value-type="float" office:value="0.50085024165945" calcext:value-type="float">
            <text:p>0.5008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780020993223846" calcext:value-type="float">
            <text:p>0.78002</text:p>
          </table:table-cell>
          <table:table-cell office:value-type="float" office:value="0.48987765784265" calcext:value-type="float">
            <text:p>0.4898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899997132771572" calcext:value-type="float">
            <text:p>0.90000</text:p>
          </table:table-cell>
          <table:table-cell office:value-type="float" office:value="0.557186005171096" calcext:value-type="float">
            <text:p>0.5571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942200504551375" calcext:value-type="float">
            <text:p>0.94220</text:p>
          </table:table-cell>
          <table:table-cell office:value-type="float" office:value="0.688621136493818" calcext:value-type="float">
            <text:p>0.6886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807002812513592" calcext:value-type="float">
            <text:p>0.80700</text:p>
          </table:table-cell>
          <table:table-cell office:value-type="float" office:value="0.499298978509743" calcext:value-type="float">
            <text:p>0.4993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780822636188364" calcext:value-type="float">
            <text:p>0.78082</text:p>
          </table:table-cell>
          <table:table-cell office:value-type="float" office:value="0.489004106858451" calcext:value-type="float">
            <text:p>0.489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894926763108417" calcext:value-type="float">
            <text:p>0.89493</text:p>
          </table:table-cell>
          <table:table-cell office:value-type="float" office:value="0.556028766107084" calcext:value-type="float">
            <text:p>0.5560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939349856742037" calcext:value-type="float">
            <text:p>0.93935</text:p>
          </table:table-cell>
          <table:table-cell office:value-type="float" office:value="0.688402282761276" calcext:value-type="float">
            <text:p>0.6884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803185957765108" calcext:value-type="float">
            <text:p>0.80319</text:p>
          </table:table-cell>
          <table:table-cell office:value-type="float" office:value="0.49766651030727" calcext:value-type="float">
            <text:p>0.4976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78192235829592" calcext:value-type="float">
            <text:p>0.78192</text:p>
          </table:table-cell>
          <table:table-cell office:value-type="float" office:value="0.488102044375643" calcext:value-type="float">
            <text:p>0.488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90011848227397" calcext:value-type="float">
            <text:p>0.89001</text:p>
          </table:table-cell>
          <table:table-cell office:value-type="float" office:value="0.55477149985386" calcext:value-type="float">
            <text:p>0.5547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936659269577277" calcext:value-type="float">
            <text:p>0.93666</text:p>
          </table:table-cell>
          <table:table-cell office:value-type="float" office:value="0.688113379797923" calcext:value-type="float">
            <text:p>0.6881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799651742506747" calcext:value-type="float">
            <text:p>0.79965</text:p>
          </table:table-cell>
          <table:table-cell office:value-type="float" office:value="0.495958092432025" calcext:value-type="float">
            <text:p>0.4959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783325838661525" calcext:value-type="float">
            <text:p>0.78333</text:p>
          </table:table-cell>
          <table:table-cell office:value-type="float" office:value="0.487177277883352" calcext:value-type="float">
            <text:p>0.4871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885270143050617" calcext:value-type="float">
            <text:p>0.88527</text:p>
          </table:table-cell>
          <table:table-cell office:value-type="float" office:value="0.553410188092742" calcext:value-type="float">
            <text:p>0.5534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934147560671583" calcext:value-type="float">
            <text:p>0.93415</text:p>
          </table:table-cell>
          <table:table-cell office:value-type="float" office:value="0.687744724878025" calcext:value-type="float">
            <text:p>0.68774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79641650505075" calcext:value-type="float">
            <text:p>0.79642</text:p>
          </table:table-cell>
          <table:table-cell office:value-type="float" office:value="0.494178369937984" calcext:value-type="float">
            <text:p>0.4941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785036937549452" calcext:value-type="float">
            <text:p>0.78504</text:p>
          </table:table-cell>
          <table:table-cell office:value-type="float" office:value="0.486237869915523" calcext:value-type="float">
            <text:p>0.4862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880718374562627" calcext:value-type="float">
            <text:p>0.88072</text:p>
          </table:table-cell>
          <table:table-cell office:value-type="float" office:value="0.551944336356601" calcext:value-type="float">
            <text:p>0.5519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931834442949304" calcext:value-type="float">
            <text:p>0.93183</text:p>
          </table:table-cell>
          <table:table-cell office:value-type="float" office:value="0.687295483093332" calcext:value-type="float">
            <text:p>0.6873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793493564587168" calcext:value-type="float">
            <text:p>0.79349</text:p>
          </table:table-cell>
          <table:table-cell office:value-type="float" office:value="0.492332555521044" calcext:value-type="float">
            <text:p>0.4923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787056442500309" calcext:value-type="float">
            <text:p>0.78706</text:p>
          </table:table-cell>
          <table:table-cell office:value-type="float" office:value="0.485292425418699" calcext:value-type="float">
            <text:p>0.4852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876375926566806" calcext:value-type="float">
            <text:p>0.87638</text:p>
          </table:table-cell>
          <table:table-cell office:value-type="float" office:value="0.55036634230283" calcext:value-type="float">
            <text:p>0.5503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929736846118971" calcext:value-type="float">
            <text:p>0.92974</text:p>
          </table:table-cell>
          <table:table-cell office:value-type="float" office:value="0.686762258137373" calcext:value-type="float">
            <text:p>0.6867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790898488922379" calcext:value-type="float">
            <text:p>0.79090</text:p>
          </table:table-cell>
          <table:table-cell office:value-type="float" office:value="0.490429537658769" calcext:value-type="float">
            <text:p>0.4904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789382215934663" calcext:value-type="float">
            <text:p>0.78938</text:p>
          </table:table-cell>
          <table:table-cell office:value-type="float" office:value="0.484350469077018" calcext:value-type="float">
            <text:p>0.4843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872256337363734" calcext:value-type="float">
            <text:p>0.87226</text:p>
          </table:table-cell>
          <table:table-cell office:value-type="float" office:value="0.548684096065228" calcext:value-type="float">
            <text:p>0.5486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9278728823453" calcext:value-type="float">
            <text:p>0.92787</text:p>
          </table:table-cell>
          <table:table-cell office:value-type="float" office:value="0.686142567595522" calcext:value-type="float">
            <text:p>0.6861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788643445504516" calcext:value-type="float">
            <text:p>0.78864</text:p>
          </table:table-cell>
          <table:table-cell office:value-type="float" office:value="0.48847726912008" calcext:value-type="float">
            <text:p>0.4884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792008801870602" calcext:value-type="float">
            <text:p>0.79201</text:p>
          </table:table-cell>
          <table:table-cell office:value-type="float" office:value="0.483424923915945" calcext:value-type="float">
            <text:p>0.4834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868375787937501" calcext:value-type="float">
            <text:p>0.86838</text:p>
          </table:table-cell>
          <table:table-cell office:value-type="float" office:value="0.546891214052254" calcext:value-type="float">
            <text:p>0.5468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926257431227533" calcext:value-type="float">
            <text:p>0.92626</text:p>
          </table:table-cell>
          <table:table-cell office:value-type="float" office:value="0.685441501899891" calcext:value-type="float">
            <text:p>0.6854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786743934346123" calcext:value-type="float">
            <text:p>0.78674</text:p>
          </table:table-cell>
          <table:table-cell office:value-type="float" office:value="0.486488048204477" calcext:value-type="float">
            <text:p>0.4864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79492685532406" calcext:value-type="float">
            <text:p>0.79493</text:p>
          </table:table-cell>
          <table:table-cell office:value-type="float" office:value="0.482528866769984" calcext:value-type="float">
            <text:p>0.4825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3" office:value-type="float" office:value="0.864748211515589" calcext:value-type="float">
            <text:p>0.86475</text:p>
          </table:table-cell>
          <table:table-cell office:value-type="float" office:value="0.54499670780912" calcext:value-type="float">
            <text:p>0.5450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924907302138612" calcext:value-type="float">
            <text:p>0.92491</text:p>
          </table:table-cell>
          <table:table-cell office:value-type="float" office:value="0.684658184339553" calcext:value-type="float">
            <text:p>0.6846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785211428732621" calcext:value-type="float">
            <text:p>0.78521</text:p>
          </table:table-cell>
          <table:table-cell office:value-type="float" office:value="0.484475234388378" calcext:value-type="float">
            <text:p>0.4844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798123123942904" calcext:value-type="float">
            <text:p>0.79812</text:p>
          </table:table-cell>
          <table:table-cell office:value-type="float" office:value="0.481676858658106" calcext:value-type="float">
            <text:p>0.4816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61385299145615" calcext:value-type="float">
            <text:p>0.86139</text:p>
          </table:table-cell>
          <table:table-cell office:value-type="float" office:value="0.543002972682997" calcext:value-type="float">
            <text:p>0.5430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92383545474002" calcext:value-type="float">
            <text:p>0.92384</text:p>
          </table:table-cell>
          <table:table-cell office:value-type="float" office:value="0.683801967988974" calcext:value-type="float">
            <text:p>0.6838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784061412596526" calcext:value-type="float">
            <text:p>0.78406</text:p>
          </table:table-cell>
          <table:table-cell office:value-type="float" office:value="0.482451779127941" calcext:value-type="float">
            <text:p>0.48245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801579976029503" calcext:value-type="float">
            <text:p>0.80158</text:p>
          </table:table-cell>
          <table:table-cell office:value-type="float" office:value="0.480884699789023" calcext:value-type="float">
            <text:p>0.4808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85830116851689" calcext:value-type="float">
            <text:p>0.85830</text:p>
          </table:table-cell>
          <table:table-cell office:value-type="float" office:value="0.540917416757125" calcext:value-type="float">
            <text:p>0.5409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92305718603865" calcext:value-type="float">
            <text:p>0.92306</text:p>
          </table:table-cell>
          <table:table-cell office:value-type="float" office:value="0.682880035083693" calcext:value-type="float">
            <text:p>0.6828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783306817572682" calcext:value-type="float">
            <text:p>0.78331</text:p>
          </table:table-cell>
          <table:table-cell office:value-type="float" office:value="0.480432955495507" calcext:value-type="float">
            <text:p>0.4804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805275943598041" calcext:value-type="float">
            <text:p>0.80528</text:p>
          </table:table-cell>
          <table:table-cell office:value-type="float" office:value="0.480170536740445" calcext:value-type="float">
            <text:p>0.4801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855507513831619" calcext:value-type="float">
            <text:p>0.85551</text:p>
          </table:table-cell>
          <table:table-cell office:value-type="float" office:value="0.538747963662786" calcext:value-type="float">
            <text:p>0.5387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92258495187391" calcext:value-type="float">
            <text:p>0.92258</text:p>
          </table:table-cell>
          <table:table-cell office:value-type="float" office:value="0.6819022202451" calcext:value-type="float">
            <text:p>0.68190</text:p>
          </table:table-cell>
          <table:table-cell/>
          <table:table-cell office:value-type="float" office:value="59" calcext:value-type="float">
            <text:p>59</text:p>
          </table:table-cell>
          <table:table-cell table:style-name="ce6" office:value-type="float" office:value="0.782960741908982" calcext:value-type="float">
            <text:p>0.78296</text:p>
          </table:table-cell>
          <table:table-cell office:value-type="float" office:value="0.478438379862213" calcext:value-type="float">
            <text:p>0.4784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809186401063919" calcext:value-type="float">
            <text:p>0.80919</text:p>
          </table:table-cell>
          <table:table-cell office:value-type="float" office:value="0.479552034300333" calcext:value-type="float">
            <text:p>0.4795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53016974403252" calcext:value-type="float">
            <text:p>0.85302</text:p>
          </table:table-cell>
          <table:table-cell office:value-type="float" office:value="0.536506430986673" calcext:value-type="float">
            <text:p>0.53651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6" office:value-type="float" office:value="0.922430364628212" calcext:value-type="float">
            <text:p>0.92243</text:p>
          </table:table-cell>
          <table:table-cell office:value-type="float" office:value="0.680882003914118" calcext:value-type="float">
            <text:p>0.6808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78303927742726" calcext:value-type="float">
            <text:p>0.78304</text:p>
          </table:table-cell>
          <table:table-cell office:value-type="float" office:value="0.476483124096595" calcext:value-type="float">
            <text:p>0.4764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813284130790083" calcext:value-type="float">
            <text:p>0.81328</text:p>
          </table:table-cell>
          <table:table-cell office:value-type="float" office:value="0.479047320250682" calcext:value-type="float">
            <text:p>0.479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850839547539077" calcext:value-type="float">
            <text:p>0.85084</text:p>
          </table:table-cell>
          <table:table-cell office:value-type="float" office:value="0.534203052195428" calcext:value-type="float">
            <text:p>0.5342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922606342190991" calcext:value-type="float">
            <text:p>0.92261</text:p>
          </table:table-cell>
          <table:table-cell office:value-type="float" office:value="0.679834324070148" calcext:value-type="float">
            <text:p>0.67983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783555132217802" calcext:value-type="float">
            <text:p>0.78356</text:p>
          </table:table-cell>
          <table:table-cell office:value-type="float" office:value="0.474586868894025" calcext:value-type="float">
            <text:p>0.4745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817541483987467" calcext:value-type="float">
            <text:p>0.81754</text:p>
          </table:table-cell>
          <table:table-cell office:value-type="float" office:value="0.478676189141184" calcext:value-type="float">
            <text:p>0.4786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848988028867615" calcext:value-type="float">
            <text:p>0.84899</text:p>
          </table:table-cell>
          <table:table-cell office:value-type="float" office:value="0.53185344675708" calcext:value-type="float">
            <text:p>0.53185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92312195044272" calcext:value-type="float">
            <text:p>0.92312</text:p>
          </table:table-cell>
          <table:table-cell office:value-type="float" office:value="0.678775553040414" calcext:value-type="float">
            <text:p>0.6787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784523841312399" calcext:value-type="float">
            <text:p>0.78452</text:p>
          </table:table-cell>
          <table:table-cell office:value-type="float" office:value="0.47277172483478" calcext:value-type="float">
            <text:p>0.4727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821930818570156" calcext:value-type="float">
            <text:p>0.82193</text:p>
          </table:table-cell>
          <table:table-cell office:value-type="float" office:value="0.47845819584293" calcext:value-type="float">
            <text:p>0.4784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847472151307534" calcext:value-type="float">
            <text:p>0.84747</text:p>
          </table:table-cell>
          <table:table-cell office:value-type="float" office:value="0.52946761496585" calcext:value-type="float">
            <text:p>0.5294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923987126190681" calcext:value-type="float">
            <text:p>0.92399</text:p>
          </table:table-cell>
          <table:table-cell office:value-type="float" office:value="0.677724885370166" calcext:value-type="float">
            <text:p>0.6777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785961205284213" calcext:value-type="float">
            <text:p>0.78596</text:p>
          </table:table-cell>
          <table:table-cell office:value-type="float" office:value="0.471055972768745" calcext:value-type="float">
            <text:p>0.4710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826426430319428" calcext:value-type="float">
            <text:p>0.82643</text:p>
          </table:table-cell>
          <table:table-cell table:style-name="ce6" office:value-type="float" office:value="0.47841105237565" calcext:value-type="float">
            <text:p>0.4784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46304820198418" calcext:value-type="float">
            <text:p>0.84630</text:p>
          </table:table-cell>
          <table:table-cell office:value-type="float" office:value="0.527065797483371" calcext:value-type="float">
            <text:p>0.5270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925210492188664" calcext:value-type="float">
            <text:p>0.92521</text:p>
          </table:table-cell>
          <table:table-cell office:value-type="float" office:value="0.676700497992822" calcext:value-type="float">
            <text:p>0.6767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787882774690381" calcext:value-type="float">
            <text:p>0.78788</text:p>
          </table:table-cell>
          <table:table-cell office:value-type="float" office:value="0.469464487156746" calcext:value-type="float">
            <text:p>0.4694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831003789209761" calcext:value-type="float">
            <text:p>0.83100</text:p>
          </table:table-cell>
          <table:table-cell office:value-type="float" office:value="0.478554512344516" calcext:value-type="float">
            <text:p>0.4785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845495312168053" calcext:value-type="float">
            <text:p>0.84550</text:p>
          </table:table-cell>
          <table:table-cell office:value-type="float" office:value="0.524663203767476" calcext:value-type="float">
            <text:p>0.5246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926798718987788" calcext:value-type="float">
            <text:p>0.92680</text:p>
          </table:table-cell>
          <table:table-cell office:value-type="float" office:value="0.675726520175676" calcext:value-type="float">
            <text:p>0.6757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790304179078619" calcext:value-type="float">
            <text:p>0.79030</text:p>
          </table:table-cell>
          <table:table-cell office:value-type="float" office:value="0.468016679687303" calcext:value-type="float">
            <text:p>0.4680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835639668753707" calcext:value-type="float">
            <text:p>0.83564</text:p>
          </table:table-cell>
          <table:table-cell office:value-type="float" office:value="0.478903964409319" calcext:value-type="float">
            <text:p>0.4789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845057155533836" calcext:value-type="float">
            <text:p>0.84506</text:p>
          </table:table-cell>
          <table:table-cell office:value-type="float" office:value="0.522275613808601" calcext:value-type="float">
            <text:p>0.5222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92875652933589" calcext:value-type="float">
            <text:p>0.92876</text:p>
          </table:table-cell>
          <table:table-cell office:value-type="float" office:value="0.674822674851305" calcext:value-type="float">
            <text:p>0.6748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793241372058849" calcext:value-type="float">
            <text:p>0.79324</text:p>
          </table:table-cell>
          <table:table-cell office:value-type="float" office:value="0.46673863419363" calcext:value-type="float">
            <text:p>0.4667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84031184837023" calcext:value-type="float">
            <text:p>0.84031</text:p>
          </table:table-cell>
          <table:table-cell office:value-type="float" office:value="0.479474107591269" calcext:value-type="float">
            <text:p>0.4794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6" office:value-type="float" office:value="0.844999419486156" calcext:value-type="float">
            <text:p>0.84500</text:p>
          </table:table-cell>
          <table:table-cell office:value-type="float" office:value="0.519925334954727" calcext:value-type="float">
            <text:p>0.5199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931086566571148" calcext:value-type="float">
            <text:p>0.93109</text:p>
          </table:table-cell>
          <table:table-cell office:value-type="float" office:value="0.674012397634172" calcext:value-type="float">
            <text:p>0.6740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796710043160988" calcext:value-type="float">
            <text:p>0.79671</text:p>
          </table:table-cell>
          <table:table-cell office:value-type="float" office:value="0.465652771664958" calcext:value-type="float">
            <text:p>0.46565</text:p>
          </table:table-cell>
          <table:table-cell/>
          <table:table-cell office:value-type="float" office:value="67" calcext:value-type="float">
            <text:p>67</text:p>
          </table:table-cell>
          <table:table-cell table:style-name="ce19"/>
          <table:table-cell office:value-type="float" office:value="0.480275786117395" calcext:value-type="float">
            <text:p>0.4802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845335984295391" calcext:value-type="float">
            <text:p>0.84534</text:p>
          </table:table-cell>
          <table:table-cell office:value-type="float" office:value="0.517629235816146" calcext:value-type="float">
            <text:p>0.5176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933788569655012" calcext:value-type="float">
            <text:p>0.93379</text:p>
          </table:table-cell>
          <table:table-cell office:value-type="float" office:value="0.673320310022042" calcext:value-type="float">
            <text:p>0.6733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800726719566869" calcext:value-type="float">
            <text:p>0.80073</text:p>
          </table:table-cell>
          <table:table-cell office:value-type="float" office:value="0.464785481446407" calcext:value-type="float">
            <text:p>0.4647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840505380006984" calcext:value-type="float">
            <text:p>0.84051</text:p>
          </table:table-cell>
          <table:table-cell office:value-type="float" office:value="0.481314633267736" calcext:value-type="float">
            <text:p>0.4813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846077862929421" calcext:value-type="float">
            <text:p>0.84608</text:p>
          </table:table-cell>
          <table:table-cell office:value-type="float" office:value="0.515405751070639" calcext:value-type="float">
            <text:p>0.5154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936859758286247" calcext:value-type="float">
            <text:p>0.93686</text:p>
          </table:table-cell>
          <table:table-cell office:value-type="float" office:value="0.672767078306162" calcext:value-type="float">
            <text:p>0.6727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805305893417374" calcext:value-type="float">
            <text:p>0.80531</text:p>
          </table:table-cell>
          <table:table-cell office:value-type="float" office:value="0.464159734740116" calcext:value-type="float">
            <text:p>0.46416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836124912791286" calcext:value-type="float">
            <text:p>0.83612</text:p>
          </table:table-cell>
          <table:table-cell office:value-type="float" office:value="0.482589916251171" calcext:value-type="float">
            <text:p>0.4825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847236230418699" calcext:value-type="float">
            <text:p>0.84724</text:p>
          </table:table-cell>
          <table:table-cell office:value-type="float" office:value="0.513277192699524" calcext:value-type="float">
            <text:p>0.5132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94029211704138" calcext:value-type="float">
            <text:p>0.94029</text:p>
          </table:table-cell>
          <table:table-cell office:value-type="float" office:value="0.672378417828254" calcext:value-type="float">
            <text:p>0.6723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810460365075913" calcext:value-type="float">
            <text:p>0.81046</text:p>
          </table:table-cell>
          <table:table-cell office:value-type="float" office:value="0.463803655514619" calcext:value-type="float">
            <text:p>0.4638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831854636613876" calcext:value-type="float">
            <text:p>0.83185</text:p>
          </table:table-cell>
          <table:table-cell office:value-type="float" office:value="0.484094154999744" calcext:value-type="float">
            <text:p>0.4840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848825578172812" calcext:value-type="float">
            <text:p>0.84883</text:p>
          </table:table-cell>
          <table:table-cell office:value-type="float" office:value="0.511263457130733" calcext:value-type="float">
            <text:p>0.51126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944072112394494" calcext:value-type="float">
            <text:p>0.94407</text:p>
          </table:table-cell>
          <table:table-cell table:style-name="ce6" office:value-type="float" office:value="0.672175016014023" calcext:value-type="float">
            <text:p>0.6721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816201032314612" calcext:value-type="float">
            <text:p>0.81620</text:p>
          </table:table-cell>
          <table:table-cell table:style-name="ce6" office:value-type="float" office:value="0.463741812834222" calcext:value-type="float">
            <text:p>0.4637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827690112827752" calcext:value-type="float">
            <text:p>0.82769</text:p>
          </table:table-cell>
          <table:table-cell office:value-type="float" office:value="0.485807133310673" calcext:value-type="float">
            <text:p>0.4858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850856293509912" calcext:value-type="float">
            <text:p>0.85086</text:p>
          </table:table-cell>
          <table:table-cell office:value-type="float" office:value="0.509386310164906" calcext:value-type="float">
            <text:p>0.5093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948179812167223" calcext:value-type="float">
            <text:p>0.94818</text:p>
          </table:table-cell>
          <table:table-cell table:style-name="ce6" office:value-type="float" office:value="0.67217651626105" calcext:value-type="float">
            <text:p>0.6721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822534601400839" calcext:value-type="float">
            <text:p>0.82253</text:p>
          </table:table-cell>
          <table:table-cell office:value-type="float" office:value="0.464002179505355" calcext:value-type="float">
            <text:p>0.4640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823617249960178" calcext:value-type="float">
            <text:p>0.82362</text:p>
          </table:table-cell>
          <table:table-cell office:value-type="float" office:value="0.487698704844344" calcext:value-type="float">
            <text:p>0.4877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853341609789747" calcext:value-type="float">
            <text:p>0.85334</text:p>
          </table:table-cell>
          <table:table-cell office:value-type="float" office:value="0.507665548633869" calcext:value-type="float">
            <text:p>0.50767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952586515250199" calcext:value-type="float">
            <text:p>0.95259</text:p>
          </table:table-cell>
          <table:table-cell office:value-type="float" office:value="0.672401831571988" calcext:value-type="float">
            <text:p>0.6724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829463564737974" calcext:value-type="float">
            <text:p>0.82946</text:p>
          </table:table-cell>
          <table:table-cell office:value-type="float" office:value="0.464611575264696" calcext:value-type="float">
            <text:p>0.4646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819622047753166" calcext:value-type="float">
            <text:p>0.81962</text:p>
          </table:table-cell>
          <table:table-cell office:value-type="float" office:value="0.489726903138839" calcext:value-type="float">
            <text:p>0.489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85629455889618" calcext:value-type="float">
            <text:p>0.85629</text:p>
          </table:table-cell>
          <table:table-cell office:value-type="float" office:value="0.506125692419977" calcext:value-type="float">
            <text:p>0.5061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957253910387804" calcext:value-type="float">
            <text:p>0.95725</text:p>
          </table:table-cell>
          <table:table-cell office:value-type="float" office:value="0.672865516302543" calcext:value-type="float">
            <text:p>0.6728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836981717520145" calcext:value-type="float">
            <text:p>0.83698</text:p>
          </table:table-cell>
          <table:table-cell office:value-type="float" office:value="0.465595675072286" calcext:value-type="float">
            <text:p>0.4656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815694598670269" calcext:value-type="float">
            <text:p>0.81569</text:p>
          </table:table-cell>
          <table:table-cell office:value-type="float" office:value="0.491838238673063" calcext:value-type="float">
            <text:p>0.4918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859727191240807" calcext:value-type="float">
            <text:p>0.85973</text:p>
          </table:table-cell>
          <table:table-cell office:value-type="float" office:value="0.504786813119436" calcext:value-type="float">
            <text:p>0.5047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962130217260109" calcext:value-type="float">
            <text:p>0.96213</text:p>
          </table:table-cell>
          <table:table-cell office:value-type="float" office:value="0.673578247249362" calcext:value-type="float">
            <text:p>0.6735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845072659542806" calcext:value-type="float">
            <text:p>0.84507</text:p>
          </table:table-cell>
          <table:table-cell office:value-type="float" office:value="0.466980946819145" calcext:value-type="float">
            <text:p>0.4669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811839034760812" calcext:value-type="float">
            <text:p>0.81184</text:p>
          </table:table-cell>
          <table:table-cell office:value-type="float" office:value="0.493976235019395" calcext:value-type="float">
            <text:p>0.4939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3" office:value-type="float" office:value="0.863650770322372" calcext:value-type="float">
            <text:p>0.86365</text:p>
          </table:table-cell>
          <table:table-cell office:value-type="float" office:value="0.503672300218515" calcext:value-type="float">
            <text:p>0.50367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967148655406871" calcext:value-type="float">
            <text:p>0.96715</text:p>
          </table:table-cell>
          <table:table-cell office:value-type="float" office:value="0.67454132936326" calcext:value-type="float">
            <text:p>0.67454</text:p>
          </table:table-cell>
          <table:table-cell table:style-name="Default"/>
          <table:table-cell office:value-type="float" office:value="76" calcext:value-type="float">
            <text:p>76</text:p>
          </table:table-cell>
          <table:table-cell office:value-type="float" office:value="0.853705998983428" calcext:value-type="float">
            <text:p>0.85371</text:p>
          </table:table-cell>
          <table:table-cell office:value-type="float" office:value="0.468788816294541" calcext:value-type="float">
            <text:p>0.4687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808078309772666" calcext:value-type="float">
            <text:p>0.80808</text:p>
          </table:table-cell>
          <table:table-cell office:value-type="float" office:value="0.496086442419532" calcext:value-type="float">
            <text:p>0.4960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868075771419186" calcext:value-type="float">
            <text:p>0.86808</text:p>
          </table:table-cell>
          <table:table-cell office:value-type="float" office:value="0.502805660456058" calcext:value-type="float">
            <text:p>0.5028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972224742865587" calcext:value-type="float">
            <text:p>0.97222</text:p>
          </table:table-cell>
          <table:table-cell office:value-type="float" office:value="0.675752347181428" calcext:value-type="float">
            <text:p>0.67575</text:p>
          </table:table-cell>
          <table:table-cell table:style-name="Default"/>
          <table:table-cell office:value-type="float" office:value="77" calcext:value-type="float">
            <text:p>77</text:p>
          </table:table-cell>
          <table:table-cell table:style-name="ce13" office:value-type="float" office:value="0.862832087562646" calcext:value-type="float">
            <text:p>0.86283</text:p>
          </table:table-cell>
          <table:table-cell office:value-type="float" office:value="0.471041223435178" calcext:value-type="float">
            <text:p>0.4710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804456129869804" calcext:value-type="float">
            <text:p>0.80446</text:p>
          </table:table-cell>
          <table:table-cell office:value-type="float" office:value="0.498129176408319" calcext:value-type="float">
            <text:p>0.498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87301094683383" calcext:value-type="float">
            <text:p>0.87301</text:p>
          </table:table-cell>
          <table:table-cell office:value-type="float" office:value="0.502210634110204" calcext:value-type="float">
            <text:p>0.5022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977253684808852" calcext:value-type="float">
            <text:p>0.97725</text:p>
          </table:table-cell>
          <table:table-cell office:value-type="float" office:value="0.677193039562339" calcext:value-type="float">
            <text:p>0.67719</text:p>
          </table:table-cell>
          <table:table-cell table:style-name="Default"/>
          <table:table-cell office:value-type="float" office:value="78" calcext:value-type="float">
            <text:p>78</text:p>
          </table:table-cell>
          <table:table-cell office:value-type="float" office:value="0.872376817817273" calcext:value-type="float">
            <text:p>0.87238</text:p>
          </table:table-cell>
          <table:table-cell office:value-type="float" office:value="0.473749851362703" calcext:value-type="float">
            <text:p>0.4737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801031649311614" calcext:value-type="float">
            <text:p>0.80103</text:p>
          </table:table-cell>
          <table:table-cell office:value-type="float" office:value="0.500075761055468" calcext:value-type="float">
            <text:p>0.5000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878464138044384" calcext:value-type="float">
            <text:p>0.87846</text:p>
          </table:table-cell>
          <table:table-cell table:style-name="ce6" office:value-type="float" office:value="0.501912018242474" calcext:value-type="float">
            <text:p>0.50191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982109421223699" calcext:value-type="float">
            <text:p>0.98211</text:p>
          </table:table-cell>
          <table:table-cell office:value-type="float" office:value="0.678834862610129" calcext:value-type="float">
            <text:p>0.67883</text:p>
          </table:table-cell>
          <table:table-cell table:style-name="Default"/>
          <table:table-cell office:value-type="float" office:value="79" calcext:value-type="float">
            <text:p>79</text:p>
          </table:table-cell>
          <table:table-cell office:value-type="float" office:value="0.882233905199527" calcext:value-type="float">
            <text:p>0.88223</text:p>
          </table:table-cell>
          <table:table-cell office:value-type="float" office:value="0.476922412470332" calcext:value-type="float">
            <text:p>0.4769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797876688568964" calcext:value-type="float">
            <text:p>0.79788</text:p>
          </table:table-cell>
          <table:table-cell table:style-name="ce18" office:value-type="float" office:value="0.501912018242474" calcext:value-type="float">
            <text:p>0.5019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884438641091372" calcext:value-type="float">
            <text:p>0.88444</text:p>
          </table:table-cell>
          <table:table-cell office:value-type="float" office:value="0.501935277114809" calcext:value-type="float">
            <text:p>0.5019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986645239307997" calcext:value-type="float">
            <text:p>0.98665</text:p>
          </table:table-cell>
          <table:table-cell office:value-type="float" office:value="0.680626947122812" calcext:value-type="float">
            <text:p>0.68063</text:p>
          </table:table-cell>
          <table:table-cell table:style-name="Default"/>
          <table:table-cell office:value-type="float" office:value="80" calcext:value-type="float">
            <text:p>80</text:p>
          </table:table-cell>
          <table:table-cell office:value-type="float" office:value="0.892258896846301" calcext:value-type="float">
            <text:p>0.89226</text:p>
          </table:table-cell>
          <table:table-cell office:value-type="float" office:value="0.480550189209144" calcext:value-type="float">
            <text:p>0.4805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795067556673662" calcext:value-type="float">
            <text:p>0.79507</text:p>
          </table:table-cell>
          <table:table-cell office:value-type="float" office:value="0.499876863847549" calcext:value-type="float">
            <text:p>0.4998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890933031546624" calcext:value-type="float">
            <text:p>0.89093</text:p>
          </table:table-cell>
          <table:table-cell office:value-type="float" office:value="0.502303683565734" calcext:value-type="float">
            <text:p>0.5023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99070006110567" calcext:value-type="float">
            <text:p>0.99070</text:p>
          </table:table-cell>
          <table:table-cell office:value-type="float" office:value="0.682496390140579" calcext:value-type="float">
            <text:p>0.68250</text:p>
          </table:table-cell>
          <table:table-cell table:style-name="Default"/>
          <table:table-cell office:value-type="float" office:value="81" calcext:value-type="float">
            <text:p>81</text:p>
          </table:table-cell>
          <table:table-cell office:value-type="float" office:value="0.902263986301776" calcext:value-type="float">
            <text:p>0.90226</text:p>
          </table:table-cell>
          <table:table-cell office:value-type="float" office:value="0.484604788329274" calcext:value-type="float">
            <text:p>0.4846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792681478705562" calcext:value-type="float">
            <text:p>0.79268</text:p>
          </table:table-cell>
          <table:table-cell office:value-type="float" office:value="0.497598017573962" calcext:value-type="float">
            <text:p>0.4976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97940159953387" calcext:value-type="float">
            <text:p>0.89794</text:p>
          </table:table-cell>
          <table:table-cell office:value-type="float" office:value="0.503042679428384" calcext:value-type="float">
            <text:p>0.5030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99411233351274" calcext:value-type="float">
            <text:p>0.99411</text:p>
          </table:table-cell>
          <table:table-cell office:value-type="float" office:value="0.684346270447477" calcext:value-type="float">
            <text:p>0.68435</text:p>
          </table:table-cell>
          <table:table-cell table:style-name="Default"/>
          <table:table-cell office:value-type="float" office:value="82" calcext:value-type="float">
            <text:p>82</text:p>
          </table:table-cell>
          <table:table-cell office:value-type="float" office:value="0.912017083301362" calcext:value-type="float">
            <text:p>0.91202</text:p>
          </table:table-cell>
          <table:table-cell office:value-type="float" office:value="0.489034909884773" calcext:value-type="float">
            <text:p>0.4890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790794991076274" calcext:value-type="float">
            <text:p>0.79079</text:p>
          </table:table-cell>
          <table:table-cell office:value-type="float" office:value="0.495067028976759" calcext:value-type="float">
            <text:p>0.4950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9054438073413" calcext:value-type="float">
            <text:p>0.90544</text:p>
          </table:table-cell>
          <table:table-cell office:value-type="float" office:value="0.504179696516246" calcext:value-type="float">
            <text:p>0.5041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99674601594862" calcext:value-type="float">
            <text:p>0.99675</text:p>
          </table:table-cell>
          <table:table-cell office:value-type="float" office:value="0.686053863732883" calcext:value-type="float">
            <text:p>0.68605</text:p>
          </table:table-cell>
          <table:table-cell table:style-name="Default"/>
          <table:table-cell office:value-type="float" office:value="83" calcext:value-type="float">
            <text:p>83</text:p>
          </table:table-cell>
          <table:table-cell office:value-type="float" office:value="0.921255749792713" calcext:value-type="float">
            <text:p>0.92126</text:p>
          </table:table-cell>
          <table:table-cell office:value-type="float" office:value="0.493756527535707" calcext:value-type="float">
            <text:p>0.4937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789479911446593" calcext:value-type="float">
            <text:p>0.78948</text:p>
          </table:table-cell>
          <table:table-cell office:value-type="float" office:value="0.492302003176792" calcext:value-type="float">
            <text:p>0.4923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13417437207293" calcext:value-type="float">
            <text:p>0.91342</text:p>
          </table:table-cell>
          <table:table-cell office:value-type="float" office:value="0.505738101425703" calcext:value-type="float">
            <text:p>0.5057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998532730909372" calcext:value-type="float">
            <text:p>0.99853</text:p>
          </table:table-cell>
          <table:table-cell office:value-type="float" office:value="0.687472053706931" calcext:value-type="float">
            <text:p>0.68747</text:p>
          </table:table-cell>
          <table:table-cell table:style-name="Default"/>
          <table:table-cell office:value-type="float" office:value="84" calcext:value-type="float">
            <text:p>84</text:p>
          </table:table-cell>
          <table:table-cell office:value-type="float" office:value="0.929718798705464" calcext:value-type="float">
            <text:p>0.92972</text:p>
          </table:table-cell>
          <table:table-cell office:value-type="float" office:value="0.498645146935696" calcext:value-type="float">
            <text:p>0.49865</text:p>
          </table:table-cell>
          <table:table-cell/>
          <table:table-cell office:value-type="float" office:value="84" calcext:value-type="float">
            <text:p>84</text:p>
          </table:table-cell>
          <table:table-cell table:style-name="ce6" office:value-type="float" office:value="0.788804055565206" calcext:value-type="float">
            <text:p>0.78880</text:p>
          </table:table-cell>
          <table:table-cell office:value-type="float" office:value="0.489364528381657" calcext:value-type="float">
            <text:p>0.4893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921818017205895" calcext:value-type="float">
            <text:p>0.92182</text:p>
          </table:table-cell>
          <table:table-cell office:value-type="float" office:value="0.507741364635971" calcext:value-type="float">
            <text:p>0.5077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999522060166451" calcext:value-type="float">
            <text:p>0.99952</text:p>
          </table:table-cell>
          <table:table-cell office:value-type="float" office:value="0.688457286518065" calcext:value-type="float">
            <text:p>0.68846</text:p>
          </table:table-cell>
          <table:table-cell table:style-name="Default"/>
          <table:table-cell office:value-type="float" office:value="85" calcext:value-type="float">
            <text:p>85</text:p>
          </table:table-cell>
          <table:table-cell office:value-type="float" office:value="0.937209453488897" calcext:value-type="float">
            <text:p>0.93721</text:p>
          </table:table-cell>
          <table:table-cell office:value-type="float" office:value="0.503548208417658" calcext:value-type="float">
            <text:p>0.5035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788826786463347" calcext:value-type="float">
            <text:p>0.78883</text:p>
          </table:table-cell>
          <table:table-cell office:value-type="float" office:value="0.486365808502394" calcext:value-type="float">
            <text:p>0.4863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930582727869097" calcext:value-type="float">
            <text:p>0.93058</text:p>
          </table:table-cell>
          <table:table-cell office:value-type="float" office:value="0.510210741370411" calcext:value-type="float">
            <text:p>0.5102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999903373699822" calcext:value-type="float">
            <text:p>0.99990</text:p>
          </table:table-cell>
          <table:table-cell office:value-type="float" office:value="0.688893852747186" calcext:value-type="float">
            <text:p>0.68889</text:p>
          </table:table-cell>
          <table:table-cell table:style-name="Default"/>
          <table:table-cell office:value-type="float" office:value="86" calcext:value-type="float">
            <text:p>86</text:p>
          </table:table-cell>
          <table:table-cell office:value-type="float" office:value="0.943665012002426" calcext:value-type="float">
            <text:p>0.94367</text:p>
          </table:table-cell>
          <table:table-cell office:value-type="float" office:value="0.508300045483033" calcext:value-type="float">
            <text:p>0.5083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789597753512878" calcext:value-type="float">
            <text:p>0.78960</text:p>
          </table:table-cell>
          <table:table-cell office:value-type="float" office:value="0.483458540946875" calcext:value-type="float">
            <text:p>0.4834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939622870615855" calcext:value-type="float">
            <text:p>0.93962</text:p>
          </table:table-cell>
          <table:table-cell office:value-type="float" office:value="0.513162500010595" calcext:value-type="float">
            <text:p>0.51316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999926976805463" calcext:value-type="float">
            <text:p>0.99993</text:p>
          </table:table-cell>
          <table:table-cell office:value-type="float" office:value="0.688743582763077" calcext:value-type="float">
            <text:p>0.68874</text:p>
          </table:table-cell>
          <table:table-cell table:style-name="Default"/>
          <table:table-cell office:value-type="float" office:value="87" calcext:value-type="float">
            <text:p>87</text:p>
          </table:table-cell>
          <table:table-cell office:value-type="float" office:value="0.94917655898194" calcext:value-type="float">
            <text:p>0.94918</text:p>
          </table:table-cell>
          <table:table-cell office:value-type="float" office:value="0.512762567336503" calcext:value-type="float">
            <text:p>0.51276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791156313803893" calcext:value-type="float">
            <text:p>0.79116</text:p>
          </table:table-cell>
          <table:table-cell office:value-type="float" office:value="0.480809009337376" calcext:value-type="float">
            <text:p>0.4808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48816173763647" calcext:value-type="float">
            <text:p>0.94882</text:p>
          </table:table-cell>
          <table:table-cell office:value-type="float" office:value="0.516604815712032" calcext:value-type="float">
            <text:p>0.5166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999950327570395" calcext:value-type="float">
            <text:p>0.99995</text:p>
          </table:table-cell>
          <table:table-cell office:value-type="float" office:value="0.688052426674322" calcext:value-type="float">
            <text:p>0.68805</text:p>
          </table:table-cell>
          <table:table-cell table:style-name="Default"/>
          <table:table-cell office:value-type="float" office:value="88" calcext:value-type="float">
            <text:p>88</text:p>
          </table:table-cell>
          <table:table-cell office:value-type="float" office:value="0.953906291374008" calcext:value-type="float">
            <text:p>0.95391</text:p>
          </table:table-cell>
          <table:table-cell office:value-type="float" office:value="0.516851236223538" calcext:value-type="float">
            <text:p>0.5168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793525827505862" calcext:value-type="float">
            <text:p>0.79353</text:p>
          </table:table-cell>
          <table:table-cell office:value-type="float" office:value="0.478581678150119" calcext:value-type="float">
            <text:p>0.4785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57999225299032" calcext:value-type="float">
            <text:p>0.95800</text:p>
          </table:table-cell>
          <table:table-cell office:value-type="float" office:value="0.520539634731434" calcext:value-type="float">
            <text:p>0.5205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999974638548637" calcext:value-type="float">
            <text:p>0.99997</text:p>
          </table:table-cell>
          <table:table-cell office:value-type="float" office:value="0.686918572685869" calcext:value-type="float">
            <text:p>0.68692</text:p>
          </table:table-cell>
          <table:table-cell table:style-name="Default"/>
          <table:table-cell office:value-type="float" office:value="89" calcext:value-type="float">
            <text:p>89</text:p>
          </table:table-cell>
          <table:table-cell table:style-name="ce7"/>
          <table:table-cell table:style-name="ce18"/>
          <table:table-cell/>
          <table:table-cell office:value-type="float" office:value="89" calcext:value-type="float">
            <text:p>89</text:p>
          </table:table-cell>
          <table:table-cell office:value-type="float" office:value="0.796710043160988" calcext:value-type="float">
            <text:p>0.79671</text:p>
          </table:table-cell>
          <table:table-cell table:style-name="ce6" office:value-type="float" office:value="0.476922412470332" calcext:value-type="float">
            <text:p>0.4769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99997823058353" calcext:value-type="float">
            <text:p>1.00000</text:p>
          </table:table-cell>
          <table:table-cell office:value-type="float" office:value="0.685425076283149" calcext:value-type="float">
            <text:p>0.68543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7"/>
          <table:table-cell table:style-name="ce17"/>
          <table:table-cell table:style-name="Default"/>
          <table:table-cell office:value-type="float" office:value="90" calcext:value-type="float">
            <text:p>90</text:p>
          </table:table-cell>
          <table:table-cell office:value-type="float" office:value="0.999974638548637" calcext:value-type="float">
            <text:p>0.99997</text:p>
          </table:table-cell>
          <table:table-cell table:style-name="ce13" office:value-type="float" office:value="0.686918572685869" calcext:value-type="float">
            <text:p>0.6869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931086566571148" calcext:value-type="float">
            <text:p>0.93109</text:p>
          </table:table-cell>
          <table:table-cell office:value-type="float" office:value="0.678834862610129" calcext:value-type="float">
            <text:p>0.6788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99997861828585" calcext:value-type="float">
            <text:p>1.00000</text:p>
          </table:table-cell>
          <table:table-cell office:value-type="float" office:value="0.673292825466708" calcext:value-type="float">
            <text:p>0.67329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999997823058353" calcext:value-type="float">
            <text:p>1.00000</text:p>
          </table:table-cell>
          <table:table-cell office:value-type="float" office:value="0.685425076283149" calcext:value-type="float">
            <text:p>0.68543</text:p>
          </table:table-cell>
          <table:table-cell table:style-name="Default"/>
          <table:table-cell office:value-type="float" office:value="91" calcext:value-type="float">
            <text:p>91</text:p>
          </table:table-cell>
          <table:table-cell office:value-type="float" office:value="0.999949148973694" calcext:value-type="float">
            <text:p>0.99995</text:p>
          </table:table-cell>
          <table:table-cell office:value-type="float" office:value="0.675150963763775" calcext:value-type="float">
            <text:p>0.6751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922961508199789" calcext:value-type="float">
            <text:p>0.92296</text:p>
          </table:table-cell>
          <table:table-cell office:value-type="float" office:value="0.66040186128561" calcext:value-type="float">
            <text:p>0.6604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99997781576466" calcext:value-type="float">
            <text:p>1.00000</text:p>
          </table:table-cell>
          <table:table-cell office:value-type="float" office:value="0.661245627797328" calcext:value-type="float">
            <text:p>0.6612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999997823058353" calcext:value-type="float">
            <text:p>1.00000</text:p>
          </table:table-cell>
          <table:table-cell office:value-type="float" office:value="0.685425076283149" calcext:value-type="float">
            <text:p>0.68543</text:p>
          </table:table-cell>
          <table:table-cell table:style-name="Default"/>
          <table:table-cell office:value-type="float" office:value="92" calcext:value-type="float">
            <text:p>92</text:p>
          </table:table-cell>
          <table:table-cell office:value-type="float" office:value="0.999923623852787" calcext:value-type="float">
            <text:p>0.99992</text:p>
          </table:table-cell>
          <table:table-cell office:value-type="float" office:value="0.662171128376605" calcext:value-type="float">
            <text:p>0.66217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914642809676223" calcext:value-type="float">
            <text:p>0.91464</text:p>
          </table:table-cell>
          <table:table-cell office:value-type="float" office:value="0.641809752560122" calcext:value-type="float">
            <text:p>0.6418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99997820618374" calcext:value-type="float">
            <text:p>1.00000</text:p>
          </table:table-cell>
          <table:table-cell office:value-type="float" office:value="0.649297151660608" calcext:value-type="float">
            <text:p>0.6493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999997823058353" calcext:value-type="float">
            <text:p>1.00000</text:p>
          </table:table-cell>
          <table:table-cell office:value-type="float" office:value="0.685425076283149" calcext:value-type="float">
            <text:p>0.68543</text:p>
          </table:table-cell>
          <table:table-cell table:style-name="Default"/>
          <table:table-cell office:value-type="float" office:value="93" calcext:value-type="float">
            <text:p>93</text:p>
          </table:table-cell>
          <table:table-cell office:value-type="float" office:value="0.999836307662734" calcext:value-type="float">
            <text:p>0.99984</text:p>
          </table:table-cell>
          <table:table-cell office:value-type="float" office:value="0.647819453119993" calcext:value-type="float">
            <text:p>0.64782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906168835439279" calcext:value-type="float">
            <text:p>0.90617</text:p>
          </table:table-cell>
          <table:table-cell office:value-type="float" office:value="0.623229188741861" calcext:value-type="float">
            <text:p>0.6232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99997740963453" calcext:value-type="float">
            <text:p>1.00000</text:p>
          </table:table-cell>
          <table:table-cell office:value-type="float" office:value="0.637458018370005" calcext:value-type="float">
            <text:p>0.6374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999997823058353" calcext:value-type="float">
            <text:p>1.00000</text:p>
          </table:table-cell>
          <table:table-cell office:value-type="float" office:value="0.685425076283149" calcext:value-type="float">
            <text:p>0.68543</text:p>
          </table:table-cell>
          <table:table-cell table:style-name="Default"/>
          <table:table-cell office:value-type="float" office:value="94" calcext:value-type="float">
            <text:p>94</text:p>
          </table:table-cell>
          <table:table-cell office:value-type="float" office:value="0.999064152999931" calcext:value-type="float">
            <text:p>0.99906</text:p>
          </table:table-cell>
          <table:table-cell office:value-type="float" office:value="0.632032877653017" calcext:value-type="float">
            <text:p>0.63203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897574483494162" calcext:value-type="float">
            <text:p>0.89757</text:p>
          </table:table-cell>
          <table:table-cell office:value-type="float" office:value="0.604797428541695" calcext:value-type="float">
            <text:p>0.6048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99997780316283" calcext:value-type="float">
            <text:p>1.00000</text:p>
          </table:table-cell>
          <table:table-cell office:value-type="float" office:value="0.625738302378047" calcext:value-type="float">
            <text:p>0.6257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999997823058353" calcext:value-type="float">
            <text:p>1.00000</text:p>
          </table:table-cell>
          <table:table-cell office:value-type="float" office:value="0.685425076283149" calcext:value-type="float">
            <text:p>0.68543</text:p>
          </table:table-cell>
          <table:table-cell table:style-name="Default"/>
          <table:table-cell office:value-type="float" office:value="95" calcext:value-type="float">
            <text:p>95</text:p>
          </table:table-cell>
          <table:table-cell office:value-type="float" office:value="0.997007810111522" calcext:value-type="float">
            <text:p>0.99701</text:p>
          </table:table-cell>
          <table:table-cell office:value-type="float" office:value="0.614933829419464" calcext:value-type="float">
            <text:p>0.6149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888890997866579" calcext:value-type="float">
            <text:p>0.88889</text:p>
          </table:table-cell>
          <table:table-cell office:value-type="float" office:value="0.586624673130712" calcext:value-type="float">
            <text:p>0.5866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99997701578082" calcext:value-type="float">
            <text:p>1.00000</text:p>
          </table:table-cell>
          <table:table-cell office:value-type="float" office:value="0.614147844605625" calcext:value-type="float">
            <text:p>0.61415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999997823058353" calcext:value-type="float">
            <text:p>1.00000</text:p>
          </table:table-cell>
          <table:table-cell office:value-type="float" office:value="0.685425076283149" calcext:value-type="float">
            <text:p>0.68543</text:p>
          </table:table-cell>
          <table:table-cell table:style-name="Default"/>
          <table:table-cell office:value-type="float" office:value="96" calcext:value-type="float">
            <text:p>96</text:p>
          </table:table-cell>
          <table:table-cell office:value-type="float" office:value="0.993136231727072" calcext:value-type="float">
            <text:p>0.99314</text:p>
          </table:table-cell>
          <table:table-cell office:value-type="float" office:value="0.596800017922377" calcext:value-type="float">
            <text:p>0.5968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88014571150376" calcext:value-type="float">
            <text:p>0.88015</text:p>
          </table:table-cell>
          <table:table-cell office:value-type="float" office:value="0.568793720033757" calcext:value-type="float">
            <text:p>0.5687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99997741211367" calcext:value-type="float">
            <text:p>1.00000</text:p>
          </table:table-cell>
          <table:table-cell office:value-type="float" office:value="0.602696576784307" calcext:value-type="float">
            <text:p>0.60270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999997823058353" calcext:value-type="float">
            <text:p>1.00000</text:p>
          </table:table-cell>
          <table:table-cell office:value-type="float" office:value="0.685425076283149" calcext:value-type="float">
            <text:p>0.68543</text:p>
          </table:table-cell>
          <table:table-cell table:style-name="Default"/>
          <table:table-cell office:value-type="float" office:value="97" calcext:value-type="float">
            <text:p>97</text:p>
          </table:table-cell>
          <table:table-cell office:value-type="float" office:value="0.987206585786263" calcext:value-type="float">
            <text:p>0.98721</text:p>
          </table:table-cell>
          <table:table-cell office:value-type="float" office:value="0.57797761573752" calcext:value-type="float">
            <text:p>0.57798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871362684819288" calcext:value-type="float">
            <text:p>0.87136</text:p>
          </table:table-cell>
          <table:table-cell office:value-type="float" office:value="0.551368432864874" calcext:value-type="float">
            <text:p>0.5513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99997663070996" calcext:value-type="float">
            <text:p>1.00000</text:p>
          </table:table-cell>
          <table:table-cell office:value-type="float" office:value="0.591386272199261" calcext:value-type="float">
            <text:p>0.59139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999997823058353" calcext:value-type="float">
            <text:p>1.00000</text:p>
          </table:table-cell>
          <table:table-cell office:value-type="float" office:value="0.685425076283149" calcext:value-type="float">
            <text:p>0.68543</text:p>
          </table:table-cell>
          <table:table-cell table:style-name="Default"/>
          <table:table-cell office:value-type="float" office:value="98" calcext:value-type="float">
            <text:p>98</text:p>
          </table:table-cell>
          <table:table-cell office:value-type="float" office:value="0.979235557832479" calcext:value-type="float">
            <text:p>0.97924</text:p>
          </table:table-cell>
          <table:table-cell office:value-type="float" office:value="0.558806547615851" calcext:value-type="float">
            <text:p>0.5588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862565695628012" calcext:value-type="float">
            <text:p>0.86257</text:p>
          </table:table-cell>
          <table:table-cell office:value-type="float" office:value="0.534394233594652" calcext:value-type="float">
            <text:p>0.53439</text:p>
          </table:table-cell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office:value-type="float" office:value="0.999997702885545" calcext:value-type="float">
            <text:p>1.00000</text:p>
          </table:table-cell>
          <table:table-cell table:style-name="ce6" office:value-type="float" office:value="0.580230278412232" calcext:value-type="float">
            <text:p>0.58023</text:p>
          </table:table-cell>
          <table:table-cell/>
          <table:table-cell table:style-name="ce3" office:value-type="float" office:value="99" calcext:value-type="float">
            <text:p>99</text:p>
          </table:table-cell>
          <table:table-cell office:value-type="float" office:value="0.999997823058353" calcext:value-type="float">
            <text:p>1.00000</text:p>
          </table:table-cell>
          <table:table-cell office:value-type="float" office:value="0.685425076283149" calcext:value-type="float">
            <text:p>0.68543</text:p>
          </table:table-cell>
          <table:table-cell table:style-name="Default"/>
          <table:table-cell table:style-name="ce3" office:value-type="float" office:value="99" calcext:value-type="float">
            <text:p>99</text:p>
          </table:table-cell>
          <table:table-cell table:style-name="ce6" office:value-type="float" office:value="0.969409626717485" calcext:value-type="float">
            <text:p>0.96941</text:p>
          </table:table-cell>
          <table:table-cell table:style-name="ce6" office:value-type="float" office:value="0.53958204646942" calcext:value-type="float">
            <text:p>0.53958</text:p>
          </table:table-cell>
          <table:table-cell/>
          <table:table-cell table:style-name="ce3" office:value-type="float" office:value="99" calcext:value-type="float">
            <text:p>99</text:p>
          </table:table-cell>
          <table:table-cell table:style-name="ce6" office:value-type="float" office:value="0.853772014515238" calcext:value-type="float">
            <text:p>0.85377</text:p>
          </table:table-cell>
          <table:table-cell table:style-name="ce6" office:value-type="float" office:value="0.517902501961802" calcext:value-type="float">
            <text:p>0.517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5" loext:min-decimal-places="15" number:min-integer-digits="1"/>
    </number:number-style>
    <number:number-style style:name="N123">
      <number:number number:decimal-places="16" loext:min-decimal-places="16" number:min-integer-digits="1"/>
    </number:number-style>
    <number:number-style style:name="N124">
      <number:number number:decimal-places="13" loext:min-decimal-places="13" number:min-integer-digits="1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1" loext:min-decimal-places="11" number:min-integer-digits="1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 style:data-style-name="N2" text:time-value="10:34:43.7199847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5T22:28:31.826340936</meta:creation-date>
    <dc:date>2021-03-16T11:38:35.883279642</dc:date>
    <meta:editing-duration>PT36M10S</meta:editing-duration>
    <meta:editing-cycles>3</meta:editing-cycles>
    <meta:generator>LibreOffice/6.4.6.2$Linux_X86_64 LibreOffice_project/40$Build-2</meta:generator>
    <meta:document-statistic meta:table-count="1" meta:cell-count="1198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32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3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3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702cm" svg:height="10.526cm" xlink:href=".." xlink:type="simple" chart:class="chart:scatter" chart:style-name="ch1">
        <chart:title svg:x="5.588cm" svg:y="0.346cm" chart:style-name="ch2">
          <text:p>One State Added</text:p>
        </chart:title>
        <chart:legend chart:legend-position="end" svg:x="12.439cm" svg:y="4.715cm" style:legend-expansion="high" chart:style-name="ch3"/>
        <chart:plot-area chart:style-name="ch4" table:cell-range-address="Sheet1.A8:Sheet1.C106" svg:x="0.294cm" svg:y="1.335cm" svg:width="11.851cm" svg:height="8.981cm">
          <chartooo:coordinate-region svg:x="1.762cm" svg:y="1.535cm" svg:width="10.104cm" svg:height="8.13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8:Sheet1.B106" chart:class="chart:scatter">
            <chart:domain table:cell-range-address="Sheet1.A8:Sheet1.A106"/>
            <chart:data-point chart:repeated="99"/>
          </chart:series>
          <chart:series chart:style-name="ch9" chart:values-cell-range-address="Sheet1.C8:Sheet1.C106" chart:class="chart:scatter">
            <chart:data-point chart:repeated="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8:Sheet1.A106</svg:desc>
                </draw:g>
              </table:table-cell>
              <table:table-cell office:value-type="float" office:value="0.999986023874705">
                <text:p>0.999986023874705</text:p>
                <draw:g>
                  <svg:desc>Sheet1.B8:Sheet1.B106</svg:desc>
                </draw:g>
              </table:table-cell>
              <table:table-cell office:value-type="float" office:value="0.569226916256871">
                <text:p>0.569226916256871</text:p>
                <draw:g>
                  <svg:desc>Sheet1.C8:Sheet1.C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99990795208145">
                <text:p>0.999990795208145</text:p>
              </table:table-cell>
              <table:table-cell office:value-type="float" office:value="0.569227250028197">
                <text:p>0.5692272500281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99991428170847">
                <text:p>0.999991428170847</text:p>
              </table:table-cell>
              <table:table-cell office:value-type="float" office:value="0.569223655609581">
                <text:p>0.5692236556095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99990962982006">
                <text:p>0.999990962982006</text:p>
              </table:table-cell>
              <table:table-cell office:value-type="float" office:value="0.569219543990789">
                <text:p>0.5692195439907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99990148585462">
                <text:p>0.999990148585462</text:p>
              </table:table-cell>
              <table:table-cell office:value-type="float" office:value="0.56921530801398">
                <text:p>0.569215308013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99986868358457">
                <text:p>0.999986868358457</text:p>
              </table:table-cell>
              <table:table-cell office:value-type="float" office:value="0.569208322107283">
                <text:p>0.5692083221072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99983072557706">
                <text:p>0.999983072557706</text:p>
              </table:table-cell>
              <table:table-cell office:value-type="float" office:value="0.569198969813224">
                <text:p>0.5691989698132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99978882067742">
                <text:p>0.999978882067742</text:p>
              </table:table-cell>
              <table:table-cell office:value-type="float" office:value="0.569187626483923">
                <text:p>0.569187626483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99974128794039">
                <text:p>0.999974128794039</text:p>
              </table:table-cell>
              <table:table-cell office:value-type="float" office:value="0.569171642262204">
                <text:p>0.5691716422622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99968868622002">
                <text:p>0.999968868622002</text:p>
              </table:table-cell>
              <table:table-cell office:value-type="float" office:value="0.56915437737959">
                <text:p>0.569154377379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999632577161">
                <text:p>0.9999632577161</text:p>
              </table:table-cell>
              <table:table-cell office:value-type="float" office:value="0.569130142819124">
                <text:p>0.5691301428191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999957177088613">
                <text:p>0.999957177088613</text:p>
              </table:table-cell>
              <table:table-cell office:value-type="float" office:value="0.569105264712022">
                <text:p>0.5691052647120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99950634536059">
                <text:p>0.999950634536059</text:p>
              </table:table-cell>
              <table:table-cell office:value-type="float" office:value="0.569070993382198">
                <text:p>0.5690709933821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99943726535097">
                <text:p>0.999943726535097</text:p>
              </table:table-cell>
              <table:table-cell office:value-type="float" office:value="0.569033595248163">
                <text:p>0.5690335952481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999936434076685">
                <text:p>0.999936434076685</text:p>
              </table:table-cell>
              <table:table-cell office:value-type="float" office:value="0.568990264954919">
                <text:p>0.5689902649549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99928845301739">
                <text:p>0.999928845301739</text:p>
              </table:table-cell>
              <table:table-cell office:value-type="float" office:value="0.568941162671825">
                <text:p>0.5689411626718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999920783733639">
                <text:p>0.999920783733639</text:p>
              </table:table-cell>
              <table:table-cell office:value-type="float" office:value="0.568886389909473">
                <text:p>0.5688863899094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99912575351114">
                <text:p>0.999912575351114</text:p>
              </table:table-cell>
              <table:table-cell office:value-type="float" office:value="0.568819988936508">
                <text:p>0.5688199889365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99900634028275">
                <text:p>0.999900634028275</text:p>
              </table:table-cell>
              <table:table-cell office:value-type="float" office:value="0.568747946160514">
                <text:p>0.5687479461605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99794196738707">
                <text:p>0.999794196738707</text:p>
              </table:table-cell>
              <table:table-cell office:value-type="float" office:value="0.568667118473759">
                <text:p>0.5686671184737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999594662126498">
                <text:p>0.999594662126498</text:p>
              </table:table-cell>
              <table:table-cell office:value-type="float" office:value="0.568577339421964">
                <text:p>0.5685773394219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999267663563276">
                <text:p>0.999267663563276</text:p>
              </table:table-cell>
              <table:table-cell office:value-type="float" office:value="0.568475285580026">
                <text:p>0.5684752855800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998769045601652">
                <text:p>0.998769045601652</text:p>
              </table:table-cell>
              <table:table-cell office:value-type="float" office:value="0.568363571906799">
                <text:p>0.5683635719067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998053281870472">
                <text:p>0.998053281870472</text:p>
              </table:table-cell>
              <table:table-cell office:value-type="float" office:value="0.568241605057687">
                <text:p>0.5682416050576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99707662411034">
                <text:p>0.99707662411034</text:p>
              </table:table-cell>
              <table:table-cell office:value-type="float" office:value="0.568102756191431">
                <text:p>0.5681027561914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995800318204772">
                <text:p>0.995800318204772</text:p>
              </table:table-cell>
              <table:table-cell office:value-type="float" office:value="0.567955082574965">
                <text:p>0.5679550825749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994192388948377">
                <text:p>0.994192388948377</text:p>
              </table:table-cell>
              <table:table-cell office:value-type="float" office:value="0.56778867209973">
                <text:p>0.567788672099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992229681585834">
                <text:p>0.992229681585834</text:p>
              </table:table-cell>
              <table:table-cell office:value-type="float" office:value="0.567608196504522">
                <text:p>0.5676081965045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989897716107336">
                <text:p>0.989897716107336</text:p>
              </table:table-cell>
              <table:table-cell office:value-type="float" office:value="0.56740928818585">
                <text:p>0.567409288185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987191636595142">
                <text:p>0.987191636595142</text:p>
              </table:table-cell>
              <table:table-cell office:value-type="float" office:value="0.567193163749227">
                <text:p>0.5671931637492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984115340480804">
                <text:p>0.984115340480804</text:p>
              </table:table-cell>
              <table:table-cell office:value-type="float" office:value="0.566954966898517">
                <text:p>0.5669549668985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980679523154982">
                <text:p>0.980679523154982</text:p>
              </table:table-cell>
              <table:table-cell office:value-type="float" office:value="0.566695388859723">
                <text:p>0.5666953888597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97690279649203">
                <text:p>0.97690279649203</text:p>
              </table:table-cell>
              <table:table-cell office:value-type="float" office:value="0.5664147194533">
                <text:p>0.56641471945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97280816738554">
                <text:p>0.97280816738554</text:p>
              </table:table-cell>
              <table:table-cell office:value-type="float" office:value="0.566104245883293">
                <text:p>0.5661042458832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968423983926454">
                <text:p>0.968423983926454</text:p>
              </table:table-cell>
              <table:table-cell office:value-type="float" office:value="0.565769222281565">
                <text:p>0.5657692222815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963781054801137">
                <text:p>0.963781054801137</text:p>
              </table:table-cell>
              <table:table-cell office:value-type="float" office:value="0.565400220295032">
                <text:p>0.5654002202950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958912073663789">
                <text:p>0.958912073663789</text:p>
              </table:table-cell>
              <table:table-cell office:value-type="float" office:value="0.564998625322707">
                <text:p>0.5649986253227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953851546098021">
                <text:p>0.953851546098021</text:p>
              </table:table-cell>
              <table:table-cell office:value-type="float" office:value="0.564559729914661">
                <text:p>0.5645597299146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948634294936962">
                <text:p>0.948634294936962</text:p>
              </table:table-cell>
              <table:table-cell office:value-type="float" office:value="0.564083590514567">
                <text:p>0.5640835905145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943295734123763">
                <text:p>0.943295734123763</text:p>
              </table:table-cell>
              <table:table-cell office:value-type="float" office:value="0.563558605457117">
                <text:p>0.5635586054571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937868447842534">
                <text:p>0.937868447842534</text:p>
              </table:table-cell>
              <table:table-cell office:value-type="float" office:value="0.562989143885199">
                <text:p>0.5629891438851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932385550772729">
                <text:p>0.932385550772729</text:p>
              </table:table-cell>
              <table:table-cell office:value-type="float" office:value="0.562364720900352">
                <text:p>0.5623647209003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926879636631727">
                <text:p>0.926879636631727</text:p>
              </table:table-cell>
              <table:table-cell office:value-type="float" office:value="0.561682816881795">
                <text:p>0.5616828168817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921379288778739">
                <text:p>0.921379288778739</text:p>
              </table:table-cell>
              <table:table-cell office:value-type="float" office:value="0.560936888049379">
                <text:p>0.5609368880493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915915456937408">
                <text:p>0.915915456937408</text:p>
              </table:table-cell>
              <table:table-cell office:value-type="float" office:value="0.560119836076338">
                <text:p>0.5601198360763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910513642400572">
                <text:p>0.910513642400572</text:p>
              </table:table-cell>
              <table:table-cell office:value-type="float" office:value="0.559226736884911">
                <text:p>0.5592267368849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90519937257156">
                <text:p>0.90519937257156</text:p>
              </table:table-cell>
              <table:table-cell office:value-type="float" office:value="0.558251309091987">
                <text:p>0.5582513090919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899997132771572">
                <text:p>0.899997132771572</text:p>
              </table:table-cell>
              <table:table-cell office:value-type="float" office:value="0.557186005171096">
                <text:p>0.5571860051710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894926763108417">
                <text:p>0.894926763108417</text:p>
              </table:table-cell>
              <table:table-cell office:value-type="float" office:value="0.556028766107084">
                <text:p>0.5560287661070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890011848227397">
                <text:p>0.890011848227397</text:p>
              </table:table-cell>
              <table:table-cell office:value-type="float" office:value="0.55477149985386">
                <text:p>0.554771499853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885270143050617">
                <text:p>0.885270143050617</text:p>
              </table:table-cell>
              <table:table-cell office:value-type="float" office:value="0.553410188092742">
                <text:p>0.5534101880927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880718374562627">
                <text:p>0.880718374562627</text:p>
              </table:table-cell>
              <table:table-cell office:value-type="float" office:value="0.551944336356601">
                <text:p>0.5519443363566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876375926566806">
                <text:p>0.876375926566806</text:p>
              </table:table-cell>
              <table:table-cell office:value-type="float" office:value="0.55036634230283">
                <text:p>0.550366342302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872256337363734">
                <text:p>0.872256337363734</text:p>
              </table:table-cell>
              <table:table-cell office:value-type="float" office:value="0.548684096065228">
                <text:p>0.5486840960652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868375787937501">
                <text:p>0.868375787937501</text:p>
              </table:table-cell>
              <table:table-cell office:value-type="float" office:value="0.546891214052254">
                <text:p>0.5468912140522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864748211515589">
                <text:p>0.864748211515589</text:p>
              </table:table-cell>
              <table:table-cell office:value-type="float" office:value="0.54499670780912">
                <text:p>0.544996707809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861385299145615">
                <text:p>0.861385299145615</text:p>
              </table:table-cell>
              <table:table-cell office:value-type="float" office:value="0.543002972682997">
                <text:p>0.5430029726829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85830116851689">
                <text:p>0.85830116851689</text:p>
              </table:table-cell>
              <table:table-cell office:value-type="float" office:value="0.540917416757125">
                <text:p>0.5409174167571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855507513831619">
                <text:p>0.855507513831619</text:p>
              </table:table-cell>
              <table:table-cell office:value-type="float" office:value="0.538747963662786">
                <text:p>0.5387479636627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853016974403252">
                <text:p>0.853016974403252</text:p>
              </table:table-cell>
              <table:table-cell office:value-type="float" office:value="0.536506430986673">
                <text:p>0.5365064309866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850839547539077">
                <text:p>0.850839547539077</text:p>
              </table:table-cell>
              <table:table-cell office:value-type="float" office:value="0.534203052195428">
                <text:p>0.5342030521954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848988028867615">
                <text:p>0.848988028867615</text:p>
              </table:table-cell>
              <table:table-cell office:value-type="float" office:value="0.53185344675708">
                <text:p>0.531853446757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847472151307534">
                <text:p>0.847472151307534</text:p>
              </table:table-cell>
              <table:table-cell office:value-type="float" office:value="0.52946761496585">
                <text:p>0.529467614965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846304820198418">
                <text:p>0.846304820198418</text:p>
              </table:table-cell>
              <table:table-cell office:value-type="float" office:value="0.527065797483371">
                <text:p>0.5270657974833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845495312168053">
                <text:p>0.845495312168053</text:p>
              </table:table-cell>
              <table:table-cell office:value-type="float" office:value="0.524663203767476">
                <text:p>0.5246632037674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845057155533836">
                <text:p>0.845057155533836</text:p>
              </table:table-cell>
              <table:table-cell office:value-type="float" office:value="0.522275613808601">
                <text:p>0.5222756138086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844999419486156">
                <text:p>0.844999419486156</text:p>
              </table:table-cell>
              <table:table-cell office:value-type="float" office:value="0.519925334954727">
                <text:p>0.5199253349547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845335984295391">
                <text:p>0.845335984295391</text:p>
              </table:table-cell>
              <table:table-cell office:value-type="float" office:value="0.517629235816146">
                <text:p>0.5176292358161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846077862929421">
                <text:p>0.846077862929421</text:p>
              </table:table-cell>
              <table:table-cell office:value-type="float" office:value="0.515405751070639">
                <text:p>0.5154057510706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847236230418699">
                <text:p>0.847236230418699</text:p>
              </table:table-cell>
              <table:table-cell office:value-type="float" office:value="0.513277192699524">
                <text:p>0.5132771926995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848825578172812">
                <text:p>0.848825578172812</text:p>
              </table:table-cell>
              <table:table-cell office:value-type="float" office:value="0.511263457130733">
                <text:p>0.5112634571307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850856293509912">
                <text:p>0.850856293509912</text:p>
              </table:table-cell>
              <table:table-cell office:value-type="float" office:value="0.509386310164906">
                <text:p>0.5093863101649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853341609789747">
                <text:p>0.853341609789747</text:p>
              </table:table-cell>
              <table:table-cell office:value-type="float" office:value="0.507665548633869">
                <text:p>0.5076655486338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85629455889618">
                <text:p>0.85629455889618</text:p>
              </table:table-cell>
              <table:table-cell office:value-type="float" office:value="0.506125692419977">
                <text:p>0.5061256924199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859727191240807">
                <text:p>0.859727191240807</text:p>
              </table:table-cell>
              <table:table-cell office:value-type="float" office:value="0.504786813119436">
                <text:p>0.5047868131194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863650770322372">
                <text:p>0.863650770322372</text:p>
              </table:table-cell>
              <table:table-cell office:value-type="float" office:value="0.503672300218515">
                <text:p>0.5036723002185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868075771419186">
                <text:p>0.868075771419186</text:p>
              </table:table-cell>
              <table:table-cell office:value-type="float" office:value="0.502805660456058">
                <text:p>0.5028056604560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87301094683383">
                <text:p>0.87301094683383</text:p>
              </table:table-cell>
              <table:table-cell office:value-type="float" office:value="0.502210634110204">
                <text:p>0.5022106341102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878464138044384">
                <text:p>0.878464138044384</text:p>
              </table:table-cell>
              <table:table-cell office:value-type="float" office:value="0.501912018242474">
                <text:p>0.5019120182424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884438641091372">
                <text:p>0.884438641091372</text:p>
              </table:table-cell>
              <table:table-cell office:value-type="float" office:value="0.501935277114809">
                <text:p>0.5019352771148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890933031546624">
                <text:p>0.890933031546624</text:p>
              </table:table-cell>
              <table:table-cell office:value-type="float" office:value="0.502303683565734">
                <text:p>0.5023036835657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897940159953387">
                <text:p>0.897940159953387</text:p>
              </table:table-cell>
              <table:table-cell office:value-type="float" office:value="0.503042679428384">
                <text:p>0.5030426794283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9054438073413">
                <text:p>0.9054438073413</text:p>
              </table:table-cell>
              <table:table-cell office:value-type="float" office:value="0.504179696516246">
                <text:p>0.5041796965162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913417437207293">
                <text:p>0.913417437207293</text:p>
              </table:table-cell>
              <table:table-cell office:value-type="float" office:value="0.505738101425703">
                <text:p>0.5057381014257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921818017205895">
                <text:p>0.921818017205895</text:p>
              </table:table-cell>
              <table:table-cell office:value-type="float" office:value="0.507741364635971">
                <text:p>0.5077413646359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930582727869097">
                <text:p>0.930582727869097</text:p>
              </table:table-cell>
              <table:table-cell office:value-type="float" office:value="0.510210741370411">
                <text:p>0.5102107413704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939622870615855">
                <text:p>0.939622870615855</text:p>
              </table:table-cell>
              <table:table-cell office:value-type="float" office:value="0.513162500010595">
                <text:p>0.5131625000105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948816173763647">
                <text:p>0.948816173763647</text:p>
              </table:table-cell>
              <table:table-cell office:value-type="float" office:value="0.516604815712032">
                <text:p>0.5166048157120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957999225299032">
                <text:p>0.957999225299032</text:p>
              </table:table-cell>
              <table:table-cell office:value-type="float" office:value="0.520539634731434">
                <text:p>0.5205396347314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999997823058353">
                <text:p>0.999997823058353</text:p>
              </table:table-cell>
              <table:table-cell office:value-type="float" office:value="0.685425076283149">
                <text:p>0.6854250762831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999997861828585">
                <text:p>0.999997861828585</text:p>
              </table:table-cell>
              <table:table-cell office:value-type="float" office:value="0.673292825466708">
                <text:p>0.6732928254667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999997781576466">
                <text:p>0.999997781576466</text:p>
              </table:table-cell>
              <table:table-cell office:value-type="float" office:value="0.661245627797328">
                <text:p>0.6612456277973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999997820618374">
                <text:p>0.999997820618374</text:p>
              </table:table-cell>
              <table:table-cell office:value-type="float" office:value="0.649297151660608">
                <text:p>0.6492971516606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999997740963453">
                <text:p>0.999997740963453</text:p>
              </table:table-cell>
              <table:table-cell office:value-type="float" office:value="0.637458018370005">
                <text:p>0.6374580183700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999997780316283">
                <text:p>0.999997780316283</text:p>
              </table:table-cell>
              <table:table-cell office:value-type="float" office:value="0.625738302378047">
                <text:p>0.6257383023780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999997701578082">
                <text:p>0.999997701578082</text:p>
              </table:table-cell>
              <table:table-cell office:value-type="float" office:value="0.614147844605625">
                <text:p>0.6141478446056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999997741211367">
                <text:p>0.999997741211367</text:p>
              </table:table-cell>
              <table:table-cell office:value-type="float" office:value="0.602696576784307">
                <text:p>0.6026965767843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999997663070996">
                <text:p>0.999997663070996</text:p>
              </table:table-cell>
              <table:table-cell office:value-type="float" office:value="0.591386272199261">
                <text:p>0.5913862721992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999997702885545">
                <text:p>0.999997702885545</text:p>
              </table:table-cell>
              <table:table-cell office:value-type="float" office:value="0.580230278412232">
                <text:p>0.5802302784122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32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3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3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133cm" svg:height="8.508cm" xlink:href=".." xlink:type="simple" chart:class="chart:scatter" chart:style-name="ch1">
        <chart:title svg:x="4.877cm" svg:y="0.306cm" chart:style-name="ch2">
          <text:p>2 Added States, One at 90</text:p>
        </chart:title>
        <chart:legend chart:legend-position="end" svg:x="12.843cm" svg:y="3.706cm" style:legend-expansion="high" chart:style-name="ch3"/>
        <chart:plot-area chart:style-name="ch4" table:cell-range-address="Sheet1.E8:Sheet1.G106" svg:x="0.664cm" svg:y="0.981cm" svg:width="12.455cm" svg:height="7.177cm">
          <chartooo:coordinate-region svg:x="2.132cm" svg:y="1.181cm" svg:width="10.707cm" svg:height="6.3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F8:Sheet1.F106" chart:class="chart:scatter">
            <chart:domain table:cell-range-address="Sheet1.E8:Sheet1.E106"/>
            <chart:data-point chart:repeated="99"/>
          </chart:series>
          <chart:series chart:style-name="ch9" chart:values-cell-range-address="Sheet1.G8:Sheet1.G106" chart:class="chart:scatter">
            <chart:data-point chart:repeated="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E8:Sheet1.E106</svg:desc>
                </draw:g>
              </table:table-cell>
              <table:table-cell office:value-type="float" office:value="0.999987376175046">
                <text:p>0.999987376175046</text:p>
                <draw:g>
                  <svg:desc>Sheet1.F8:Sheet1.F106</svg:desc>
                </draw:g>
              </table:table-cell>
              <table:table-cell office:value-type="float" office:value="0.685427840606185">
                <text:p>0.685427840606185</text:p>
                <draw:g>
                  <svg:desc>Sheet1.G8:Sheet1.G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99991814334943">
                <text:p>0.999991814334943</text:p>
              </table:table-cell>
              <table:table-cell office:value-type="float" office:value="0.685429291226281">
                <text:p>0.6854292912262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99992277191478">
                <text:p>0.999992277191478</text:p>
              </table:table-cell>
              <table:table-cell office:value-type="float" office:value="0.685431205717157">
                <text:p>0.6854312057171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99991896722397">
                <text:p>0.999991896722397</text:p>
              </table:table-cell>
              <table:table-cell office:value-type="float" office:value="0.685435359907034">
                <text:p>0.6854353599070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99991173285698">
                <text:p>0.999991173285698</text:p>
              </table:table-cell>
              <table:table-cell office:value-type="float" office:value="0.685439122835574">
                <text:p>0.6854391228355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99988344285108">
                <text:p>0.999988344285108</text:p>
              </table:table-cell>
              <table:table-cell office:value-type="float" office:value="0.685446463139066">
                <text:p>0.685446463139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99984941655334">
                <text:p>0.999984941655334</text:p>
              </table:table-cell>
              <table:table-cell office:value-type="float" office:value="0.68545693796625">
                <text:p>0.68545693796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99981189658329">
                <text:p>0.999981189658329</text:p>
              </table:table-cell>
              <table:table-cell office:value-type="float" office:value="0.685467893763174">
                <text:p>0.6854678937631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99977031858897">
                <text:p>0.999977031858897</text:p>
              </table:table-cell>
              <table:table-cell office:value-type="float" office:value="0.685483262743465">
                <text:p>0.6854832627434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99972381170056">
                <text:p>0.999972381170056</text:p>
              </table:table-cell>
              <table:table-cell office:value-type="float" office:value="0.685500355307288">
                <text:p>0.6855003553072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99967381383064">
                <text:p>0.999967381383064</text:p>
              </table:table-cell>
              <table:table-cell office:value-type="float" office:value="0.685523060830235">
                <text:p>0.6855230608302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999962035792526">
                <text:p>0.999962035792526</text:p>
              </table:table-cell>
              <table:table-cell office:value-type="float" office:value="0.685548632715676">
                <text:p>0.6855486327156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9995633061593">
                <text:p>0.99995633061593</text:p>
              </table:table-cell>
              <table:table-cell office:value-type="float" office:value="0.68557868798803">
                <text:p>0.685578687988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99950242777503">
                <text:p>0.999950242777503</text:p>
              </table:table-cell>
              <table:table-cell office:value-type="float" office:value="0.685614794334075">
                <text:p>0.6856147943340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999943984526415">
                <text:p>0.999943984526415</text:p>
              </table:table-cell>
              <table:table-cell office:value-type="float" office:value="0.685656265992828">
                <text:p>0.6856562659928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99937268023707">
                <text:p>0.999937268023707</text:p>
              </table:table-cell>
              <table:table-cell office:value-type="float" office:value="0.68570236004197">
                <text:p>0.685702360041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999930412814348">
                <text:p>0.999930412814348</text:p>
              </table:table-cell>
              <table:table-cell office:value-type="float" office:value="0.685756634302045">
                <text:p>0.6857566343020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99923241314326">
                <text:p>0.999923241314326</text:p>
              </table:table-cell>
              <table:table-cell office:value-type="float" office:value="0.685813808812366">
                <text:p>0.6858138088123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9991580895206">
                <text:p>0.99991580895206</text:p>
              </table:table-cell>
              <table:table-cell office:value-type="float" office:value="0.685879455639705">
                <text:p>0.6858794556397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99908299748742">
                <text:p>0.999908299748742</text:p>
              </table:table-cell>
              <table:table-cell office:value-type="float" office:value="0.685952421768741">
                <text:p>0.6859524217687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999869309064177">
                <text:p>0.999869309064177</text:p>
              </table:table-cell>
              <table:table-cell office:value-type="float" office:value="0.686031504349119">
                <text:p>0.6860315043491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999746702132112">
                <text:p>0.999746702132112</text:p>
              </table:table-cell>
              <table:table-cell office:value-type="float" office:value="0.686117465822793">
                <text:p>0.6861174658227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999547163847281">
                <text:p>0.999547163847281</text:p>
              </table:table-cell>
              <table:table-cell office:value-type="float" office:value="0.686210984318783">
                <text:p>0.6862109843187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999243869956738">
                <text:p>0.999243869956738</text:p>
              </table:table-cell>
              <table:table-cell office:value-type="float" office:value="0.686310304477983">
                <text:p>0.6863103044779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998808711202114">
                <text:p>0.998808711202114</text:p>
              </table:table-cell>
              <table:table-cell office:value-type="float" office:value="0.686419990327109">
                <text:p>0.6864199903271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998214162831673">
                <text:p>0.998214162831673</text:p>
              </table:table-cell>
              <table:table-cell office:value-type="float" office:value="0.6865335854706">
                <text:p>0.68653358547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9974350788016">
                <text:p>0.9974350788016</text:p>
              </table:table-cell>
              <table:table-cell office:value-type="float" office:value="0.686657306304294">
                <text:p>0.6866573063042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996450276740534">
                <text:p>0.996450276740534</text:p>
              </table:table-cell>
              <table:table-cell office:value-type="float" office:value="0.686786298934505">
                <text:p>0.6867862989345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995243574216971">
                <text:p>0.995243574216971</text:p>
              </table:table-cell>
              <table:table-cell office:value-type="float" office:value="0.686921883298844">
                <text:p>0.6869218832988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993804592314764">
                <text:p>0.993804592314764</text:p>
              </table:table-cell>
              <table:table-cell office:value-type="float" office:value="0.687062811856336">
                <text:p>0.6870628118563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992128448464487">
                <text:p>0.992128448464487</text:p>
              </table:table-cell>
              <table:table-cell office:value-type="float" office:value="0.687209630131154">
                <text:p>0.6872096301311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990216274551469">
                <text:p>0.990216274551469</text:p>
              </table:table-cell>
              <table:table-cell office:value-type="float" office:value="0.687362396519685">
                <text:p>0.6873623965196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98807484116698">
                <text:p>0.98807484116698</text:p>
              </table:table-cell>
              <table:table-cell office:value-type="float" office:value="0.687516431067726">
                <text:p>0.6875164310677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985715104291913">
                <text:p>0.985715104291913</text:p>
              </table:table-cell>
              <table:table-cell office:value-type="float" office:value="0.687674955370082">
                <text:p>0.6876749553700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983153341195255">
                <text:p>0.983153341195255</text:p>
              </table:table-cell>
              <table:table-cell office:value-type="float" office:value="0.687834138068523">
                <text:p>0.6878341380685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980408200399097">
                <text:p>0.980408200399097</text:p>
              </table:table-cell>
              <table:table-cell office:value-type="float" office:value="0.687993835401336">
                <text:p>0.6879938354013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977501584767736">
                <text:p>0.977501584767736</text:p>
              </table:table-cell>
              <table:table-cell office:value-type="float" office:value="0.688150802296761">
                <text:p>0.6881508022967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974457751141121">
                <text:p>0.974457751141121</text:p>
              </table:table-cell>
              <table:table-cell office:value-type="float" office:value="0.688301151114674">
                <text:p>0.6883011511146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971301180158486">
                <text:p>0.971301180158486</text:p>
              </table:table-cell>
              <table:table-cell office:value-type="float" office:value="0.688443748819745">
                <text:p>0.6884437488197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968059446312358">
                <text:p>0.968059446312358</text:p>
              </table:table-cell>
              <table:table-cell office:value-type="float" office:value="0.688576625065961">
                <text:p>0.6885766250659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96475874097272">
                <text:p>0.96475874097272</text:p>
              </table:table-cell>
              <table:table-cell office:value-type="float" office:value="0.688694299392739">
                <text:p>0.6886942993927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9614253240407">
                <text:p>0.9614253240407</text:p>
              </table:table-cell>
              <table:table-cell office:value-type="float" office:value="0.688789974722052">
                <text:p>0.6887899747220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958087086341181">
                <text:p>0.958087086341181</text:p>
              </table:table-cell>
              <table:table-cell office:value-type="float" office:value="0.688863632099764">
                <text:p>0.6888636320997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954769065329848">
                <text:p>0.954769065329848</text:p>
              </table:table-cell>
              <table:table-cell office:value-type="float" office:value="0.688903459198591">
                <text:p>0.6889034591985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95149742297129">
                <text:p>0.95149742297129</text:p>
              </table:table-cell>
              <table:table-cell office:value-type="float" office:value="0.688906045581492">
                <text:p>0.6889060455814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948296786405771">
                <text:p>0.948296786405771</text:p>
              </table:table-cell>
              <table:table-cell office:value-type="float" office:value="0.688866459747602">
                <text:p>0.6888664597476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945189964683302">
                <text:p>0.945189964683302</text:p>
              </table:table-cell>
              <table:table-cell office:value-type="float" office:value="0.68877183047761">
                <text:p>0.688771830477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942200504551375">
                <text:p>0.942200504551375</text:p>
              </table:table-cell>
              <table:table-cell office:value-type="float" office:value="0.688621136493818">
                <text:p>0.6886211364938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939349856742037">
                <text:p>0.939349856742037</text:p>
              </table:table-cell>
              <table:table-cell office:value-type="float" office:value="0.688402282761276">
                <text:p>0.6884022827612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936659269577277">
                <text:p>0.936659269577277</text:p>
              </table:table-cell>
              <table:table-cell office:value-type="float" office:value="0.688113379797923">
                <text:p>0.6881133797979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934147560671583">
                <text:p>0.934147560671583</text:p>
              </table:table-cell>
              <table:table-cell office:value-type="float" office:value="0.687744724878025">
                <text:p>0.6877447248780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931834442949304">
                <text:p>0.931834442949304</text:p>
              </table:table-cell>
              <table:table-cell office:value-type="float" office:value="0.687295483093332">
                <text:p>0.6872954830933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929736846118971">
                <text:p>0.929736846118971</text:p>
              </table:table-cell>
              <table:table-cell office:value-type="float" office:value="0.686762258137373">
                <text:p>0.6867622581373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9278728823453">
                <text:p>0.9278728823453</text:p>
              </table:table-cell>
              <table:table-cell office:value-type="float" office:value="0.686142567595522">
                <text:p>0.6861425675955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926257431227533">
                <text:p>0.926257431227533</text:p>
              </table:table-cell>
              <table:table-cell office:value-type="float" office:value="0.685441501899891">
                <text:p>0.6854415018998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924907302138612">
                <text:p>0.924907302138612</text:p>
              </table:table-cell>
              <table:table-cell office:value-type="float" office:value="0.684658184339553">
                <text:p>0.6846581843395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92383545474002">
                <text:p>0.92383545474002</text:p>
              </table:table-cell>
              <table:table-cell office:value-type="float" office:value="0.683801967988974">
                <text:p>0.6838019679889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92305718603865">
                <text:p>0.92305718603865</text:p>
              </table:table-cell>
              <table:table-cell office:value-type="float" office:value="0.682880035083693">
                <text:p>0.6828800350836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92258495187391">
                <text:p>0.92258495187391</text:p>
              </table:table-cell>
              <table:table-cell office:value-type="float" office:value="0.6819022202451">
                <text:p>0.68190222024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922430364628212">
                <text:p>0.922430364628212</text:p>
              </table:table-cell>
              <table:table-cell office:value-type="float" office:value="0.680882003914118">
                <text:p>0.6808820039141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922606342190991">
                <text:p>0.922606342190991</text:p>
              </table:table-cell>
              <table:table-cell office:value-type="float" office:value="0.679834324070148">
                <text:p>0.6798343240701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92312195044272">
                <text:p>0.92312195044272</text:p>
              </table:table-cell>
              <table:table-cell office:value-type="float" office:value="0.678775553040414">
                <text:p>0.6787755530404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923987126190681">
                <text:p>0.923987126190681</text:p>
              </table:table-cell>
              <table:table-cell office:value-type="float" office:value="0.677724885370166">
                <text:p>0.6777248853701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925210492188664">
                <text:p>0.925210492188664</text:p>
              </table:table-cell>
              <table:table-cell office:value-type="float" office:value="0.676700497992822">
                <text:p>0.6767004979928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926798718987788">
                <text:p>0.926798718987788</text:p>
              </table:table-cell>
              <table:table-cell office:value-type="float" office:value="0.675726520175676">
                <text:p>0.6757265201756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92875652933589">
                <text:p>0.92875652933589</text:p>
              </table:table-cell>
              <table:table-cell office:value-type="float" office:value="0.674822674851305">
                <text:p>0.6748226748513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931086566571148">
                <text:p>0.931086566571148</text:p>
              </table:table-cell>
              <table:table-cell office:value-type="float" office:value="0.674012397634172">
                <text:p>0.6740123976341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933788569655012">
                <text:p>0.933788569655012</text:p>
              </table:table-cell>
              <table:table-cell office:value-type="float" office:value="0.673320310022042">
                <text:p>0.6733203100220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936859758286247">
                <text:p>0.936859758286247</text:p>
              </table:table-cell>
              <table:table-cell office:value-type="float" office:value="0.672767078306162">
                <text:p>0.6727670783061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94029211704138">
                <text:p>0.94029211704138</text:p>
              </table:table-cell>
              <table:table-cell office:value-type="float" office:value="0.672378417828254">
                <text:p>0.6723784178282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944072112394494">
                <text:p>0.944072112394494</text:p>
              </table:table-cell>
              <table:table-cell office:value-type="float" office:value="0.672175016014023">
                <text:p>0.6721750160140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948179812167223">
                <text:p>0.948179812167223</text:p>
              </table:table-cell>
              <table:table-cell office:value-type="float" office:value="0.67217651626105">
                <text:p>0.672176516261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952586515250199">
                <text:p>0.952586515250199</text:p>
              </table:table-cell>
              <table:table-cell office:value-type="float" office:value="0.672401831571988">
                <text:p>0.6724018315719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957253910387804">
                <text:p>0.957253910387804</text:p>
              </table:table-cell>
              <table:table-cell office:value-type="float" office:value="0.672865516302543">
                <text:p>0.6728655163025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962130217260109">
                <text:p>0.962130217260109</text:p>
              </table:table-cell>
              <table:table-cell office:value-type="float" office:value="0.673578247249362">
                <text:p>0.6735782472493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967148655406871">
                <text:p>0.967148655406871</text:p>
              </table:table-cell>
              <table:table-cell office:value-type="float" office:value="0.67454132936326">
                <text:p>0.674541329363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972224742865587">
                <text:p>0.972224742865587</text:p>
              </table:table-cell>
              <table:table-cell office:value-type="float" office:value="0.675752347181428">
                <text:p>0.6757523471814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977253684808852">
                <text:p>0.977253684808852</text:p>
              </table:table-cell>
              <table:table-cell office:value-type="float" office:value="0.677193039562339">
                <text:p>0.6771930395623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982109421223699">
                <text:p>0.982109421223699</text:p>
              </table:table-cell>
              <table:table-cell office:value-type="float" office:value="0.678834862610129">
                <text:p>0.6788348626101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986645239307997">
                <text:p>0.986645239307997</text:p>
              </table:table-cell>
              <table:table-cell office:value-type="float" office:value="0.680626947122812">
                <text:p>0.6806269471228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99070006110567">
                <text:p>0.99070006110567</text:p>
              </table:table-cell>
              <table:table-cell office:value-type="float" office:value="0.682496390140579">
                <text:p>0.6824963901405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99411233351274">
                <text:p>0.99411233351274</text:p>
              </table:table-cell>
              <table:table-cell office:value-type="float" office:value="0.684346270447477">
                <text:p>0.6843462704474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99674601594862">
                <text:p>0.99674601594862</text:p>
              </table:table-cell>
              <table:table-cell office:value-type="float" office:value="0.686053863732883">
                <text:p>0.6860538637328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998532730909372">
                <text:p>0.998532730909372</text:p>
              </table:table-cell>
              <table:table-cell office:value-type="float" office:value="0.687472053706931">
                <text:p>0.6874720537069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999522060166451">
                <text:p>0.999522060166451</text:p>
              </table:table-cell>
              <table:table-cell office:value-type="float" office:value="0.688457286518065">
                <text:p>0.6884572865180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999903373699822">
                <text:p>0.999903373699822</text:p>
              </table:table-cell>
              <table:table-cell office:value-type="float" office:value="0.688893852747186">
                <text:p>0.6888938527471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999926976805463">
                <text:p>0.999926976805463</text:p>
              </table:table-cell>
              <table:table-cell office:value-type="float" office:value="0.688743582763077">
                <text:p>0.6887435827630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999950327570395">
                <text:p>0.999950327570395</text:p>
              </table:table-cell>
              <table:table-cell office:value-type="float" office:value="0.688052426674322">
                <text:p>0.6880524266743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999974638548637">
                <text:p>0.999974638548637</text:p>
              </table:table-cell>
              <table:table-cell office:value-type="float" office:value="0.686918572685869">
                <text:p>0.6869185726858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999997823058353">
                <text:p>0.999997823058353</text:p>
              </table:table-cell>
              <table:table-cell office:value-type="float" office:value="0.685425076283149">
                <text:p>0.6854250762831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999997823058353">
                <text:p>0.999997823058353</text:p>
              </table:table-cell>
              <table:table-cell office:value-type="float" office:value="0.685425076283149">
                <text:p>0.6854250762831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999997823058353">
                <text:p>0.999997823058353</text:p>
              </table:table-cell>
              <table:table-cell office:value-type="float" office:value="0.685425076283149">
                <text:p>0.6854250762831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999997823058353">
                <text:p>0.999997823058353</text:p>
              </table:table-cell>
              <table:table-cell office:value-type="float" office:value="0.685425076283149">
                <text:p>0.6854250762831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999997823058353">
                <text:p>0.999997823058353</text:p>
              </table:table-cell>
              <table:table-cell office:value-type="float" office:value="0.685425076283149">
                <text:p>0.6854250762831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999997823058353">
                <text:p>0.999997823058353</text:p>
              </table:table-cell>
              <table:table-cell office:value-type="float" office:value="0.685425076283149">
                <text:p>0.6854250762831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999997823058353">
                <text:p>0.999997823058353</text:p>
              </table:table-cell>
              <table:table-cell office:value-type="float" office:value="0.685425076283149">
                <text:p>0.6854250762831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999997823058353">
                <text:p>0.999997823058353</text:p>
              </table:table-cell>
              <table:table-cell office:value-type="float" office:value="0.685425076283149">
                <text:p>0.6854250762831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999997823058353">
                <text:p>0.999997823058353</text:p>
              </table:table-cell>
              <table:table-cell office:value-type="float" office:value="0.685425076283149">
                <text:p>0.6854250762831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32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3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3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5cm" xlink:href=".." xlink:type="simple" chart:class="chart:scatter" chart:style-name="ch1">
        <chart:title svg:x="5.098cm" svg:y="0.315cm" chart:style-name="ch2">
          <text:p>Two added States, one at 89</text:p>
        </chart:title>
        <chart:legend chart:legend-position="end" svg:x="13.735cm" svg:y="3.949cm" style:legend-expansion="high" chart:style-name="ch3"/>
        <chart:plot-area chart:style-name="ch4" table:cell-range-address="Sheet1.I8:Sheet1.K106" svg:x="0.355cm" svg:y="1.235cm" svg:width="13.095cm" svg:height="7.541cm">
          <chartooo:coordinate-region svg:x="1.823cm" svg:y="1.435cm" svg:width="11.347cm" svg:height="6.69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J8:Sheet1.J106" chart:class="chart:scatter">
            <chart:domain table:cell-range-address="Sheet1.I8:Sheet1.I106"/>
            <chart:data-point chart:repeated="99"/>
          </chart:series>
          <chart:series chart:style-name="ch9" chart:values-cell-range-address="Sheet1.K8:Sheet1.K106" chart:class="chart:scatter">
            <chart:data-point chart:repeated="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I8:Sheet1.I106</svg:desc>
                </draw:g>
              </table:table-cell>
              <table:table-cell office:value-type="float" office:value="0.957956490080744">
                <text:p>0.957956490080744</text:p>
                <draw:g>
                  <svg:desc>Sheet1.J8:Sheet1.J106</svg:desc>
                </draw:g>
              </table:table-cell>
              <table:table-cell office:value-type="float" office:value="0.520536339668004">
                <text:p>0.520536339668004</text:p>
                <draw:g>
                  <svg:desc>Sheet1.K8:Sheet1.K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57829682105593">
                <text:p>0.957829682105593</text:p>
              </table:table-cell>
              <table:table-cell office:value-type="float" office:value="0.520531224918785">
                <text:p>0.5205312249187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57620250418723">
                <text:p>0.957620250418723</text:p>
              </table:table-cell>
              <table:table-cell office:value-type="float" office:value="0.520526241439538">
                <text:p>0.5205262414395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57328768268057">
                <text:p>0.957328768268057</text:p>
              </table:table-cell>
              <table:table-cell office:value-type="float" office:value="0.520519612147212">
                <text:p>0.5205196121472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56954954887816">
                <text:p>0.956954954887816</text:p>
              </table:table-cell>
              <table:table-cell office:value-type="float" office:value="0.520507693343265">
                <text:p>0.5205076933432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56497689765769">
                <text:p>0.956497689765769</text:p>
              </table:table-cell>
              <table:table-cell office:value-type="float" office:value="0.520494285933986">
                <text:p>0.5204942859339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55955051919617">
                <text:p>0.955955051919617</text:p>
              </table:table-cell>
              <table:table-cell office:value-type="float" office:value="0.520473868807639">
                <text:p>0.5204738688076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55324296384086">
                <text:p>0.955324296384086</text:p>
              </table:table-cell>
              <table:table-cell office:value-type="float" office:value="0.520448357400826">
                <text:p>0.5204483574008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5460175706731">
                <text:p>0.95460175706731</text:p>
              </table:table-cell>
              <table:table-cell office:value-type="float" office:value="0.520415923811053">
                <text:p>0.5204159238110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53782880184081">
                <text:p>0.953782880184081</text:p>
              </table:table-cell>
              <table:table-cell office:value-type="float" office:value="0.520376575276341">
                <text:p>0.5203765752763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52862115560997">
                <text:p>0.952862115560997</text:p>
              </table:table-cell>
              <table:table-cell office:value-type="float" office:value="0.520328437546149">
                <text:p>0.520328437546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95183275739622">
                <text:p>0.95183275739622</text:p>
              </table:table-cell>
              <table:table-cell office:value-type="float" office:value="0.520271446735056">
                <text:p>0.5202714467350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50686895158669">
                <text:p>0.950686895158669</text:p>
              </table:table-cell>
              <table:table-cell office:value-type="float" office:value="0.520201786340896">
                <text:p>0.5202017863408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49415134130803">
                <text:p>0.949415134130803</text:p>
              </table:table-cell>
              <table:table-cell office:value-type="float" office:value="0.520123011697065">
                <text:p>0.5201230116970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948006612029888">
                <text:p>0.948006612029888</text:p>
              </table:table-cell>
              <table:table-cell office:value-type="float" office:value="0.520029331355482">
                <text:p>0.5200293313554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46448492169715">
                <text:p>0.946448492169715</text:p>
              </table:table-cell>
              <table:table-cell office:value-type="float" office:value="0.519924154412073">
                <text:p>0.5199241544120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944726175426868">
                <text:p>0.944726175426868</text:p>
              </table:table-cell>
              <table:table-cell office:value-type="float" office:value="0.519803387889889">
                <text:p>0.5198033878898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42822920875604">
                <text:p>0.942822920875604</text:p>
              </table:table-cell>
              <table:table-cell office:value-type="float" office:value="0.519668388236907">
                <text:p>0.5196683882369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40720670894009">
                <text:p>0.940720670894009</text:p>
              </table:table-cell>
              <table:table-cell office:value-type="float" office:value="0.519514882429973">
                <text:p>0.5195148824299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38400607369553">
                <text:p>0.938400607369553</text:p>
              </table:table-cell>
              <table:table-cell office:value-type="float" office:value="0.519343934121215">
                <text:p>0.5193439341212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93584378738051">
                <text:p>0.93584378738051</text:p>
              </table:table-cell>
              <table:table-cell office:value-type="float" office:value="0.519152873940217">
                <text:p>0.5191528739402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933033448730812">
                <text:p>0.933033448730812</text:p>
              </table:table-cell>
              <table:table-cell office:value-type="float" office:value="0.518942443592539">
                <text:p>0.5189424435925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929955336697639">
                <text:p>0.929955336697639</text:p>
              </table:table-cell>
              <table:table-cell office:value-type="float" office:value="0.518707823910822">
                <text:p>0.5187078239108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926599881513647">
                <text:p>0.926599881513647</text:p>
              </table:table-cell>
              <table:table-cell office:value-type="float" office:value="0.518451186716233">
                <text:p>0.5184511867162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922962317177142">
                <text:p>0.922962317177142</text:p>
              </table:table-cell>
              <table:table-cell office:value-type="float" office:value="0.518169059507879">
                <text:p>0.5181690595078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91904339037341">
                <text:p>0.91904339037341</text:p>
              </table:table-cell>
              <table:table-cell office:value-type="float" office:value="0.517859548130663">
                <text:p>0.5178595481306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914849908916293">
                <text:p>0.914849908916293</text:p>
              </table:table-cell>
              <table:table-cell office:value-type="float" office:value="0.517522301478993">
                <text:p>0.5175223014789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910394177768995">
                <text:p>0.910394177768995</text:p>
              </table:table-cell>
              <table:table-cell office:value-type="float" office:value="0.517154807782451">
                <text:p>0.5171548077824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905694003775214">
                <text:p>0.905694003775214</text:p>
              </table:table-cell>
              <table:table-cell office:value-type="float" office:value="0.516754310443002">
                <text:p>0.5167543104430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90077035532527">
                <text:p>0.90077035532527</text:p>
              </table:table-cell>
              <table:table-cell office:value-type="float" office:value="0.516317614856978">
                <text:p>0.5163176148569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95648640320982">
                <text:p>0.895648640320982</text:p>
              </table:table-cell>
              <table:table-cell office:value-type="float" office:value="0.515846555294615">
                <text:p>0.5158465552946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890357536639708">
                <text:p>0.890357536639708</text:p>
              </table:table-cell>
              <table:table-cell office:value-type="float" office:value="0.515333644366527">
                <text:p>0.5153336443665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8849261202877">
                <text:p>0.8849261202877</text:p>
              </table:table-cell>
              <table:table-cell office:value-type="float" office:value="0.514779725806414">
                <text:p>0.5147797258064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879387209860795">
                <text:p>0.879387209860795</text:p>
              </table:table-cell>
              <table:table-cell office:value-type="float" office:value="0.514181698403676">
                <text:p>0.5141816984036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873771748364372">
                <text:p>0.873771748364372</text:p>
              </table:table-cell>
              <table:table-cell office:value-type="float" office:value="0.513534045028511">
                <text:p>0.5135340450285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868111758149844">
                <text:p>0.868111758149844</text:p>
              </table:table-cell>
              <table:table-cell office:value-type="float" office:value="0.512837918818052">
                <text:p>0.5128379188180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86243922446715">
                <text:p>0.86243922446715</text:p>
              </table:table-cell>
              <table:table-cell office:value-type="float" office:value="0.512084976005225">
                <text:p>0.5120849760052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856783121004125">
                <text:p>0.856783121004125</text:p>
              </table:table-cell>
              <table:table-cell office:value-type="float" office:value="0.511276821782368">
                <text:p>0.5112768217823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851175070512104">
                <text:p>0.851175070512104</text:p>
              </table:table-cell>
              <table:table-cell office:value-type="float" office:value="0.510405525789939">
                <text:p>0.5104055257899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845642232911311">
                <text:p>0.845642232911311</text:p>
              </table:table-cell>
              <table:table-cell office:value-type="float" office:value="0.509471402629655">
                <text:p>0.5094714026296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840210485650784">
                <text:p>0.840210485650784</text:p>
              </table:table-cell>
              <table:table-cell office:value-type="float" office:value="0.508468805550072">
                <text:p>0.5084688055500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834907168556861">
                <text:p>0.834907168556861</text:p>
              </table:table-cell>
              <table:table-cell office:value-type="float" office:value="0.507393221640194">
                <text:p>0.5073932216401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829754504838584">
                <text:p>0.829754504838584</text:p>
              </table:table-cell>
              <table:table-cell office:value-type="float" office:value="0.506243353052144">
                <text:p>0.5062433530521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824776040845993">
                <text:p>0.824776040845993</text:p>
              </table:table-cell>
              <table:table-cell office:value-type="float" office:value="0.505016807841003">
                <text:p>0.5050168078410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819992855799008">
                <text:p>0.819992855799008</text:p>
              </table:table-cell>
              <table:table-cell office:value-type="float" office:value="0.503709496341253">
                <text:p>0.5037094963412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815423501059395">
                <text:p>0.815423501059395</text:p>
              </table:table-cell>
              <table:table-cell office:value-type="float" office:value="0.502321917110865">
                <text:p>0.5023219171108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811087766325248">
                <text:p>0.811087766325248</text:p>
              </table:table-cell>
              <table:table-cell office:value-type="float" office:value="0.50085024165945">
                <text:p>0.500850241659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807002812513592">
                <text:p>0.807002812513592</text:p>
              </table:table-cell>
              <table:table-cell office:value-type="float" office:value="0.499298978509743">
                <text:p>0.4992989785097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803185957765108">
                <text:p>0.803185957765108</text:p>
              </table:table-cell>
              <table:table-cell office:value-type="float" office:value="0.49766651030727">
                <text:p>0.497666510307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799651742506747">
                <text:p>0.799651742506747</text:p>
              </table:table-cell>
              <table:table-cell office:value-type="float" office:value="0.495958092432025">
                <text:p>0.4959580924320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79641650505075">
                <text:p>0.79641650505075</text:p>
              </table:table-cell>
              <table:table-cell office:value-type="float" office:value="0.494178369937984">
                <text:p>0.4941783699379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793493564587168">
                <text:p>0.793493564587168</text:p>
              </table:table-cell>
              <table:table-cell office:value-type="float" office:value="0.492332555521044">
                <text:p>0.4923325555210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790898488922379">
                <text:p>0.790898488922379</text:p>
              </table:table-cell>
              <table:table-cell office:value-type="float" office:value="0.490429537658769">
                <text:p>0.4904295376587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788643445504516">
                <text:p>0.788643445504516</text:p>
              </table:table-cell>
              <table:table-cell office:value-type="float" office:value="0.48847726912008">
                <text:p>0.488477269120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786743934346123">
                <text:p>0.786743934346123</text:p>
              </table:table-cell>
              <table:table-cell office:value-type="float" office:value="0.486488048204477">
                <text:p>0.4864880482044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785211428732621">
                <text:p>0.785211428732621</text:p>
              </table:table-cell>
              <table:table-cell office:value-type="float" office:value="0.484475234388378">
                <text:p>0.4844752343883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784061412596526">
                <text:p>0.784061412596526</text:p>
              </table:table-cell>
              <table:table-cell office:value-type="float" office:value="0.482451779127941">
                <text:p>0.4824517791279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783306817572682">
                <text:p>0.783306817572682</text:p>
              </table:table-cell>
              <table:table-cell office:value-type="float" office:value="0.480432955495507">
                <text:p>0.4804329554955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782960741908982">
                <text:p>0.782960741908982</text:p>
              </table:table-cell>
              <table:table-cell office:value-type="float" office:value="0.478438379862213">
                <text:p>0.4784383798622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78303927742726">
                <text:p>0.78303927742726</text:p>
              </table:table-cell>
              <table:table-cell office:value-type="float" office:value="0.476483124096595">
                <text:p>0.4764831240965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783555132217802">
                <text:p>0.783555132217802</text:p>
              </table:table-cell>
              <table:table-cell office:value-type="float" office:value="0.474586868894025">
                <text:p>0.4745868688940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784523841312399">
                <text:p>0.784523841312399</text:p>
              </table:table-cell>
              <table:table-cell office:value-type="float" office:value="0.47277172483478">
                <text:p>0.472771724834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785961205284213">
                <text:p>0.785961205284213</text:p>
              </table:table-cell>
              <table:table-cell office:value-type="float" office:value="0.471055972768745">
                <text:p>0.4710559727687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787882774690381">
                <text:p>0.787882774690381</text:p>
              </table:table-cell>
              <table:table-cell office:value-type="float" office:value="0.469464487156746">
                <text:p>0.4694644871567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790304179078619">
                <text:p>0.790304179078619</text:p>
              </table:table-cell>
              <table:table-cell office:value-type="float" office:value="0.468016679687303">
                <text:p>0.4680166796873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793241372058849">
                <text:p>0.793241372058849</text:p>
              </table:table-cell>
              <table:table-cell office:value-type="float" office:value="0.46673863419363">
                <text:p>0.466738634193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796710043160988">
                <text:p>0.796710043160988</text:p>
              </table:table-cell>
              <table:table-cell office:value-type="float" office:value="0.465652771664958">
                <text:p>0.4656527716649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800726719566869">
                <text:p>0.800726719566869</text:p>
              </table:table-cell>
              <table:table-cell office:value-type="float" office:value="0.464785481446407">
                <text:p>0.4647854814464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805305893417374">
                <text:p>0.805305893417374</text:p>
              </table:table-cell>
              <table:table-cell office:value-type="float" office:value="0.464159734740116">
                <text:p>0.4641597347401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810460365075913">
                <text:p>0.810460365075913</text:p>
              </table:table-cell>
              <table:table-cell office:value-type="float" office:value="0.463803655514619">
                <text:p>0.4638036555146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816201032314612">
                <text:p>0.816201032314612</text:p>
              </table:table-cell>
              <table:table-cell office:value-type="float" office:value="0.463741812834222">
                <text:p>0.4637418128342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822534601400839">
                <text:p>0.822534601400839</text:p>
              </table:table-cell>
              <table:table-cell office:value-type="float" office:value="0.464002179505355">
                <text:p>0.4640021795053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829463564737974">
                <text:p>0.829463564737974</text:p>
              </table:table-cell>
              <table:table-cell office:value-type="float" office:value="0.464611575264696">
                <text:p>0.4646115752646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836981717520145">
                <text:p>0.836981717520145</text:p>
              </table:table-cell>
              <table:table-cell office:value-type="float" office:value="0.465595675072286">
                <text:p>0.4655956750722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845072659542806">
                <text:p>0.845072659542806</text:p>
              </table:table-cell>
              <table:table-cell office:value-type="float" office:value="0.466980946819145">
                <text:p>0.4669809468191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853705998983428">
                <text:p>0.853705998983428</text:p>
              </table:table-cell>
              <table:table-cell office:value-type="float" office:value="0.468788816294541">
                <text:p>0.4687888162945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862832087562646">
                <text:p>0.862832087562646</text:p>
              </table:table-cell>
              <table:table-cell office:value-type="float" office:value="0.471041223435178">
                <text:p>0.4710412234351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872376817817273">
                <text:p>0.872376817817273</text:p>
              </table:table-cell>
              <table:table-cell office:value-type="float" office:value="0.473749851362703">
                <text:p>0.4737498513627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882233905199527">
                <text:p>0.882233905199527</text:p>
              </table:table-cell>
              <table:table-cell office:value-type="float" office:value="0.476922412470332">
                <text:p>0.4769224124703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892258896846301">
                <text:p>0.892258896846301</text:p>
              </table:table-cell>
              <table:table-cell office:value-type="float" office:value="0.480550189209144">
                <text:p>0.4805501892091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902263986301776">
                <text:p>0.902263986301776</text:p>
              </table:table-cell>
              <table:table-cell office:value-type="float" office:value="0.484604788329274">
                <text:p>0.4846047883292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912017083301362">
                <text:p>0.912017083301362</text:p>
              </table:table-cell>
              <table:table-cell office:value-type="float" office:value="0.489034909884773">
                <text:p>0.4890349098847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921255749792713">
                <text:p>0.921255749792713</text:p>
              </table:table-cell>
              <table:table-cell office:value-type="float" office:value="0.493756527535707">
                <text:p>0.4937565275357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929718798705464">
                <text:p>0.929718798705464</text:p>
              </table:table-cell>
              <table:table-cell office:value-type="float" office:value="0.498645146935696">
                <text:p>0.4986451469356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937209453488897">
                <text:p>0.937209453488897</text:p>
              </table:table-cell>
              <table:table-cell office:value-type="float" office:value="0.503548208417658">
                <text:p>0.5035482084176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943665012002426">
                <text:p>0.943665012002426</text:p>
              </table:table-cell>
              <table:table-cell office:value-type="float" office:value="0.508300045483033">
                <text:p>0.5083000454830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94917655898194">
                <text:p>0.94917655898194</text:p>
              </table:table-cell>
              <table:table-cell office:value-type="float" office:value="0.512762567336503">
                <text:p>0.5127625673365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953906291374008">
                <text:p>0.953906291374008</text:p>
              </table:table-cell>
              <table:table-cell office:value-type="float" office:value="0.516851236223538">
                <text:p>0.5168512362235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999974638548637">
                <text:p>0.999974638548637</text:p>
              </table:table-cell>
              <table:table-cell office:value-type="float" office:value="0.686918572685869">
                <text:p>0.6869185726858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999949148973694">
                <text:p>0.999949148973694</text:p>
              </table:table-cell>
              <table:table-cell office:value-type="float" office:value="0.675150963763775">
                <text:p>0.6751509637637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999923623852787">
                <text:p>0.999923623852787</text:p>
              </table:table-cell>
              <table:table-cell office:value-type="float" office:value="0.662171128376605">
                <text:p>0.6621711283766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999836307662734">
                <text:p>0.999836307662734</text:p>
              </table:table-cell>
              <table:table-cell office:value-type="float" office:value="0.647819453119993">
                <text:p>0.6478194531199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999064152999931">
                <text:p>0.999064152999931</text:p>
              </table:table-cell>
              <table:table-cell office:value-type="float" office:value="0.632032877653017">
                <text:p>0.6320328776530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997007810111522">
                <text:p>0.997007810111522</text:p>
              </table:table-cell>
              <table:table-cell office:value-type="float" office:value="0.614933829419464">
                <text:p>0.6149338294194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993136231727072">
                <text:p>0.993136231727072</text:p>
              </table:table-cell>
              <table:table-cell office:value-type="float" office:value="0.596800017922377">
                <text:p>0.5968000179223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987206585786263">
                <text:p>0.987206585786263</text:p>
              </table:table-cell>
              <table:table-cell office:value-type="float" office:value="0.57797761573752">
                <text:p>0.577977615737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979235557832479">
                <text:p>0.979235557832479</text:p>
              </table:table-cell>
              <table:table-cell office:value-type="float" office:value="0.558806547615851">
                <text:p>0.5588065476158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969409626717485">
                <text:p>0.969409626717485</text:p>
              </table:table-cell>
              <table:table-cell office:value-type="float" office:value="0.53958204646942">
                <text:p>0.539582046469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32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3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3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324cm" svg:height="10.788cm" xlink:href=".." xlink:type="simple" chart:class="chart:scatter" chart:style-name="ch1">
        <chart:title svg:x="0.623cm" svg:y="0.351cm" chart:style-name="ch2">
          <text:p>two states added, random in addition to point of greatest variation</text:p>
        </chart:title>
        <chart:legend chart:legend-position="end" svg:x="12.034cm" svg:y="4.846cm" style:legend-expansion="high" chart:style-name="ch3"/>
        <chart:plot-area chart:style-name="ch4" table:cell-range-address="Sheet1.M8:Sheet1.O106" svg:x="0.286cm" svg:y="1.345cm" svg:width="11.462cm" svg:height="9.228cm">
          <chartooo:coordinate-region svg:x="1.754cm" svg:y="1.544cm" svg:width="9.714cm" svg:height="8.38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N8:Sheet1.N106" chart:class="chart:scatter">
            <chart:domain table:cell-range-address="Sheet1.M8:Sheet1.M106"/>
            <chart:data-point chart:repeated="99"/>
          </chart:series>
          <chart:series chart:style-name="ch9" chart:values-cell-range-address="Sheet1.O8:Sheet1.O106" chart:class="chart:scatter">
            <chart:data-point chart:repeated="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M8:Sheet1.M106</svg:desc>
                </draw:g>
              </table:table-cell>
              <table:table-cell office:value-type="float" office:value="0.844930235962135">
                <text:p>0.844930235962135</text:p>
                <draw:g>
                  <svg:desc>Sheet1.N8:Sheet1.N106</svg:desc>
                </draw:g>
              </table:table-cell>
              <table:table-cell office:value-type="float" office:value="0.501909692402081">
                <text:p>0.501909692402081</text:p>
                <draw:g>
                  <svg:desc>Sheet1.O8:Sheet1.O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44726481176077">
                <text:p>0.844726481176077</text:p>
              </table:table-cell>
              <table:table-cell office:value-type="float" office:value="0.501907597504064">
                <text:p>0.5019075975040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44393451669511">
                <text:p>0.844393451669511</text:p>
              </table:table-cell>
              <table:table-cell office:value-type="float" office:value="0.501904065158255">
                <text:p>0.5019040651582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43935875894995">
                <text:p>0.843935875894995</text:p>
              </table:table-cell>
              <table:table-cell office:value-type="float" office:value="0.501898490808084">
                <text:p>0.5018984908080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43358006347273">
                <text:p>0.843358006347273</text:p>
              </table:table-cell>
              <table:table-cell office:value-type="float" office:value="0.501892395637508">
                <text:p>0.5018923956375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42663691234986">
                <text:p>0.842663691234986</text:p>
              </table:table-cell>
              <table:table-cell office:value-type="float" office:value="0.501881966106383">
                <text:p>0.5018819661063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41856462019792">
                <text:p>0.841856462019792</text:p>
              </table:table-cell>
              <table:table-cell office:value-type="float" office:value="0.501869769001629">
                <text:p>0.5018697690016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40939536064211">
                <text:p>0.840939536064211</text:p>
              </table:table-cell>
              <table:table-cell office:value-type="float" office:value="0.501853029374038">
                <text:p>0.5018530293740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39915947138735">
                <text:p>0.839915947138735</text:p>
              </table:table-cell>
              <table:table-cell office:value-type="float" office:value="0.501832143930428">
                <text:p>0.5018321439304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3878861032413">
                <text:p>0.83878861032413</text:p>
              </table:table-cell>
              <table:table-cell office:value-type="float" office:value="0.501806412859893">
                <text:p>0.5018064128598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37560260432897">
                <text:p>0.837560260432897</text:p>
              </table:table-cell>
              <table:table-cell office:value-type="float" office:value="0.501775109014363">
                <text:p>0.5017751090143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3623374800623">
                <text:p>0.83623374800623</text:p>
              </table:table-cell>
              <table:table-cell office:value-type="float" office:value="0.501738508162827">
                <text:p>0.5017385081628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34811794181107">
                <text:p>0.834811794181107</text:p>
              </table:table-cell>
              <table:table-cell office:value-type="float" office:value="0.501693654760154">
                <text:p>0.5016936547601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3329726107048">
                <text:p>0.83329726107048</text:p>
              </table:table-cell>
              <table:table-cell office:value-type="float" office:value="0.501641769886135">
                <text:p>0.5016417698861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31693186820366">
                <text:p>0.831693186820366</text:p>
              </table:table-cell>
              <table:table-cell office:value-type="float" office:value="0.501582924002336">
                <text:p>0.5015829240023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30002601156881">
                <text:p>0.830002601156881</text:p>
              </table:table-cell>
              <table:table-cell office:value-type="float" office:value="0.501513931687093">
                <text:p>0.5015139316870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28229135218739">
                <text:p>0.828229135218739</text:p>
              </table:table-cell>
              <table:table-cell office:value-type="float" office:value="0.501436775097427">
                <text:p>0.5014367750974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26376437317746">
                <text:p>0.826376437317746</text:p>
              </table:table-cell>
              <table:table-cell office:value-type="float" office:value="0.501349091150663">
                <text:p>0.5013490911506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24448519803642">
                <text:p>0.824448519803642</text:p>
              </table:table-cell>
              <table:table-cell office:value-type="float" office:value="0.501249462282132">
                <text:p>0.5012494622821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22450207243694">
                <text:p>0.822450207243694</text:p>
              </table:table-cell>
              <table:table-cell office:value-type="float" office:value="0.501139376766784">
                <text:p>0.5011393767667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820386427864943">
                <text:p>0.820386427864943</text:p>
              </table:table-cell>
              <table:table-cell office:value-type="float" office:value="0.501017094829154">
                <text:p>0.5010170948291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18263111028437">
                <text:p>0.818263111028437</text:p>
              </table:table-cell>
              <table:table-cell office:value-type="float" office:value="0.500881619880359">
                <text:p>0.5008816198803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816086808346037">
                <text:p>0.816086808346037</text:p>
              </table:table-cell>
              <table:table-cell office:value-type="float" office:value="0.500731847345667">
                <text:p>0.500731847345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813864723504683">
                <text:p>0.813864723504683</text:p>
              </table:table-cell>
              <table:table-cell office:value-type="float" office:value="0.500567324824623">
                <text:p>0.5005673248246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811605415705786">
                <text:p>0.811605415705786</text:p>
              </table:table-cell>
              <table:table-cell office:value-type="float" office:value="0.500386349458485">
                <text:p>0.5003863494584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809318240386404">
                <text:p>0.809318240386404</text:p>
              </table:table-cell>
              <table:table-cell office:value-type="float" office:value="0.500188946300556">
                <text:p>0.5001889463005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07013854717244">
                <text:p>0.807013854717244</text:p>
              </table:table-cell>
              <table:table-cell office:value-type="float" office:value="0.499973770992057">
                <text:p>0.4999737709920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804703635012734">
                <text:p>0.804703635012734</text:p>
              </table:table-cell>
              <table:table-cell office:value-type="float" office:value="0.499740054182707">
                <text:p>0.4997400541827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802400538783593">
                <text:p>0.802400538783593</text:p>
              </table:table-cell>
              <table:table-cell office:value-type="float" office:value="0.499484673273424">
                <text:p>0.4994846732734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800118003799024">
                <text:p>0.800118003799024</text:p>
              </table:table-cell>
              <table:table-cell office:value-type="float" office:value="0.499208942167487">
                <text:p>0.4992089421674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797870996311806">
                <text:p>0.797870996311806</text:p>
              </table:table-cell>
              <table:table-cell office:value-type="float" office:value="0.498910738026957">
                <text:p>0.4989107380269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795674518134233">
                <text:p>0.795674518134233</text:p>
              </table:table-cell>
              <table:table-cell office:value-type="float" office:value="0.498588339575724">
                <text:p>0.4985883395757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793545101781884">
                <text:p>0.793545101781884</text:p>
              </table:table-cell>
              <table:table-cell office:value-type="float" office:value="0.498240323177308">
                <text:p>0.4982403231773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791498734449535">
                <text:p>0.791498734449535</text:p>
              </table:table-cell>
              <table:table-cell office:value-type="float" office:value="0.497864686948266">
                <text:p>0.4978646869482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789552810821782">
                <text:p>0.789552810821782</text:p>
              </table:table-cell>
              <table:table-cell office:value-type="float" office:value="0.497461362633573">
                <text:p>0.4974613626335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787724186625836">
                <text:p>0.787724186625836</text:p>
              </table:table-cell>
              <table:table-cell office:value-type="float" office:value="0.497027868474205">
                <text:p>0.4970278684742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786029700435069">
                <text:p>0.786029700435069</text:p>
              </table:table-cell>
              <table:table-cell office:value-type="float" office:value="0.496561502922816">
                <text:p>0.4965615029228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784486948163773">
                <text:p>0.784486948163773</text:p>
              </table:table-cell>
              <table:table-cell office:value-type="float" office:value="0.496062625009339">
                <text:p>0.4960626250093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783112134659207">
                <text:p>0.783112134659207</text:p>
              </table:table-cell>
              <table:table-cell office:value-type="float" office:value="0.495529163819267">
                <text:p>0.4955291638192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78192189913235">
                <text:p>0.78192189913235</text:p>
              </table:table-cell>
              <table:table-cell office:value-type="float" office:value="0.494958455448822">
                <text:p>0.4949584554488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78093241417284">
                <text:p>0.78093241417284</text:p>
              </table:table-cell>
              <table:table-cell office:value-type="float" office:value="0.494350796002266">
                <text:p>0.4943507960022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780159103644074">
                <text:p>0.780159103644074</text:p>
              </table:table-cell>
              <table:table-cell office:value-type="float" office:value="0.493703468401188">
                <text:p>0.4937034684011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779616650538228">
                <text:p>0.779616650538228</text:p>
              </table:table-cell>
              <table:table-cell office:value-type="float" office:value="0.493016443794434">
                <text:p>0.4930164437944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779319021234179">
                <text:p>0.779319021234179</text:p>
              </table:table-cell>
              <table:table-cell office:value-type="float" office:value="0.492289392448399">
                <text:p>0.4922893924483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779279203989394">
                <text:p>0.779279203989394</text:p>
              </table:table-cell>
              <table:table-cell office:value-type="float" office:value="0.491523232886293">
                <text:p>0.4915232328862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779509608000851">
                <text:p>0.779509608000851</text:p>
              </table:table-cell>
              <table:table-cell office:value-type="float" office:value="0.490719070078806">
                <text:p>0.4907190700788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780020993223846">
                <text:p>0.780020993223846</text:p>
              </table:table-cell>
              <table:table-cell office:value-type="float" office:value="0.48987765784265">
                <text:p>0.489877657842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780822636188364">
                <text:p>0.780822636188364</text:p>
              </table:table-cell>
              <table:table-cell office:value-type="float" office:value="0.489004106858451">
                <text:p>0.4890041068584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78192235829592">
                <text:p>0.78192235829592</text:p>
              </table:table-cell>
              <table:table-cell office:value-type="float" office:value="0.488102044375643">
                <text:p>0.4881020443756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783325838661525">
                <text:p>0.783325838661525</text:p>
              </table:table-cell>
              <table:table-cell office:value-type="float" office:value="0.487177277883352">
                <text:p>0.4871772778833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785036937549452">
                <text:p>0.785036937549452</text:p>
              </table:table-cell>
              <table:table-cell office:value-type="float" office:value="0.486237869915523">
                <text:p>0.4862378699155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787056442500309">
                <text:p>0.787056442500309</text:p>
              </table:table-cell>
              <table:table-cell office:value-type="float" office:value="0.485292425418699">
                <text:p>0.4852924254186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789382215934663">
                <text:p>0.789382215934663</text:p>
              </table:table-cell>
              <table:table-cell office:value-type="float" office:value="0.484350469077018">
                <text:p>0.4843504690770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792008801870602">
                <text:p>0.792008801870602</text:p>
              </table:table-cell>
              <table:table-cell office:value-type="float" office:value="0.483424923915945">
                <text:p>0.4834249239159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79492685532406">
                <text:p>0.79492685532406</text:p>
              </table:table-cell>
              <table:table-cell office:value-type="float" office:value="0.482528866769984">
                <text:p>0.4825288667699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798123123942904">
                <text:p>0.798123123942904</text:p>
              </table:table-cell>
              <table:table-cell office:value-type="float" office:value="0.481676858658106">
                <text:p>0.4816768586581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801579976029503">
                <text:p>0.801579976029503</text:p>
              </table:table-cell>
              <table:table-cell office:value-type="float" office:value="0.480884699789023">
                <text:p>0.4808846997890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805275943598041">
                <text:p>0.805275943598041</text:p>
              </table:table-cell>
              <table:table-cell office:value-type="float" office:value="0.480170536740445">
                <text:p>0.4801705367404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809186401063919">
                <text:p>0.809186401063919</text:p>
              </table:table-cell>
              <table:table-cell office:value-type="float" office:value="0.479552034300333">
                <text:p>0.479552034300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813284130790083">
                <text:p>0.813284130790083</text:p>
              </table:table-cell>
              <table:table-cell office:value-type="float" office:value="0.479047320250682">
                <text:p>0.4790473202506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817541483987467">
                <text:p>0.817541483987467</text:p>
              </table:table-cell>
              <table:table-cell office:value-type="float" office:value="0.478676189141184">
                <text:p>0.4786761891411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821930818570156">
                <text:p>0.821930818570156</text:p>
              </table:table-cell>
              <table:table-cell office:value-type="float" office:value="0.47845819584293">
                <text:p>0.478458195842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826426430319428">
                <text:p>0.826426430319428</text:p>
              </table:table-cell>
              <table:table-cell office:value-type="float" office:value="0.47841105237565">
                <text:p>0.478411052375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831003789209761">
                <text:p>0.831003789209761</text:p>
              </table:table-cell>
              <table:table-cell office:value-type="float" office:value="0.478554512344516">
                <text:p>0.4785545123445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835639668753707">
                <text:p>0.835639668753707</text:p>
              </table:table-cell>
              <table:table-cell office:value-type="float" office:value="0.478903964409319">
                <text:p>0.4789039644093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84031184837023">
                <text:p>0.84031184837023</text:p>
              </table:table-cell>
              <table:table-cell office:value-type="float" office:value="0.479474107591269">
                <text:p>0.4794741075912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0.480275786117395">
                <text:p>0.4802757861173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840505380006984">
                <text:p>0.840505380006984</text:p>
              </table:table-cell>
              <table:table-cell office:value-type="float" office:value="0.481314633267736">
                <text:p>0.4813146332677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836124912791286">
                <text:p>0.836124912791286</text:p>
              </table:table-cell>
              <table:table-cell office:value-type="float" office:value="0.482589916251171">
                <text:p>0.4825899162511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831854636613876">
                <text:p>0.831854636613876</text:p>
              </table:table-cell>
              <table:table-cell office:value-type="float" office:value="0.484094154999744">
                <text:p>0.4840941549997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827690112827752">
                <text:p>0.827690112827752</text:p>
              </table:table-cell>
              <table:table-cell office:value-type="float" office:value="0.485807133310673">
                <text:p>0.4858071333106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823617249960178">
                <text:p>0.823617249960178</text:p>
              </table:table-cell>
              <table:table-cell office:value-type="float" office:value="0.487698704844344">
                <text:p>0.4876987048443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819622047753166">
                <text:p>0.819622047753166</text:p>
              </table:table-cell>
              <table:table-cell office:value-type="float" office:value="0.489726903138839">
                <text:p>0.4897269031388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815694598670269">
                <text:p>0.815694598670269</text:p>
              </table:table-cell>
              <table:table-cell office:value-type="float" office:value="0.491838238673063">
                <text:p>0.4918382386730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811839034760812">
                <text:p>0.811839034760812</text:p>
              </table:table-cell>
              <table:table-cell office:value-type="float" office:value="0.493976235019395">
                <text:p>0.4939762350193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808078309772666">
                <text:p>0.808078309772666</text:p>
              </table:table-cell>
              <table:table-cell office:value-type="float" office:value="0.496086442419532">
                <text:p>0.4960864424195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804456129869804">
                <text:p>0.804456129869804</text:p>
              </table:table-cell>
              <table:table-cell office:value-type="float" office:value="0.498129176408319">
                <text:p>0.4981291764083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801031649311614">
                <text:p>0.801031649311614</text:p>
              </table:table-cell>
              <table:table-cell office:value-type="float" office:value="0.500075761055468">
                <text:p>0.5000757610554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797876688568964">
                <text:p>0.797876688568964</text:p>
              </table:table-cell>
              <table:table-cell office:value-type="float" office:value="0.501912018242474">
                <text:p>0.5019120182424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795067556673662">
                <text:p>0.795067556673662</text:p>
              </table:table-cell>
              <table:table-cell office:value-type="float" office:value="0.499876863847549">
                <text:p>0.4998768638475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792681478705562">
                <text:p>0.792681478705562</text:p>
              </table:table-cell>
              <table:table-cell office:value-type="float" office:value="0.497598017573962">
                <text:p>0.4975980175739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790794991076274">
                <text:p>0.790794991076274</text:p>
              </table:table-cell>
              <table:table-cell office:value-type="float" office:value="0.495067028976759">
                <text:p>0.4950670289767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789479911446593">
                <text:p>0.789479911446593</text:p>
              </table:table-cell>
              <table:table-cell office:value-type="float" office:value="0.492302003176792">
                <text:p>0.4923020031767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788804055565206">
                <text:p>0.788804055565206</text:p>
              </table:table-cell>
              <table:table-cell office:value-type="float" office:value="0.489364528381657">
                <text:p>0.4893645283816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788826786463347">
                <text:p>0.788826786463347</text:p>
              </table:table-cell>
              <table:table-cell office:value-type="float" office:value="0.486365808502394">
                <text:p>0.4863658085023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789597753512878">
                <text:p>0.789597753512878</text:p>
              </table:table-cell>
              <table:table-cell office:value-type="float" office:value="0.483458540946875">
                <text:p>0.4834585409468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791156313803893">
                <text:p>0.791156313803893</text:p>
              </table:table-cell>
              <table:table-cell office:value-type="float" office:value="0.480809009337376">
                <text:p>0.4808090093373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793525827505862">
                <text:p>0.793525827505862</text:p>
              </table:table-cell>
              <table:table-cell office:value-type="float" office:value="0.478581678150119">
                <text:p>0.4785816781501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796710043160988">
                <text:p>0.796710043160988</text:p>
              </table:table-cell>
              <table:table-cell office:value-type="float" office:value="0.476922412470332">
                <text:p>0.4769224124703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931086566571148">
                <text:p>0.931086566571148</text:p>
              </table:table-cell>
              <table:table-cell office:value-type="float" office:value="0.678834862610129">
                <text:p>0.6788348626101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922961508199789">
                <text:p>0.922961508199789</text:p>
              </table:table-cell>
              <table:table-cell office:value-type="float" office:value="0.66040186128561">
                <text:p>0.660401861285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914642809676223">
                <text:p>0.914642809676223</text:p>
              </table:table-cell>
              <table:table-cell office:value-type="float" office:value="0.641809752560122">
                <text:p>0.6418097525601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906168835439279">
                <text:p>0.906168835439279</text:p>
              </table:table-cell>
              <table:table-cell office:value-type="float" office:value="0.623229188741861">
                <text:p>0.6232291887418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897574483494162">
                <text:p>0.897574483494162</text:p>
              </table:table-cell>
              <table:table-cell office:value-type="float" office:value="0.604797428541695">
                <text:p>0.6047974285416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888890997866579">
                <text:p>0.888890997866579</text:p>
              </table:table-cell>
              <table:table-cell office:value-type="float" office:value="0.586624673130712">
                <text:p>0.5866246731307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88014571150376">
                <text:p>0.88014571150376</text:p>
              </table:table-cell>
              <table:table-cell office:value-type="float" office:value="0.568793720033757">
                <text:p>0.5687937200337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871362684819288">
                <text:p>0.871362684819288</text:p>
              </table:table-cell>
              <table:table-cell office:value-type="float" office:value="0.551368432864874">
                <text:p>0.5513684328648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862565695628012">
                <text:p>0.862565695628012</text:p>
              </table:table-cell>
              <table:table-cell office:value-type="float" office:value="0.534394233594652">
                <text:p>0.5343942335946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853772014515238">
                <text:p>0.853772014515238</text:p>
              </table:table-cell>
              <table:table-cell office:value-type="float" office:value="0.517902501961802">
                <text:p>0.5179025019618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